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</style:style>
    <style:style style:name="P2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  <style:text-properties fo:font-size="12pt" style:font-size-asian="10.5pt" style:font-size-complex="12pt"/>
    </style:style>
    <style:style style:name="P8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 fo:background-color="transparent">
        <style:tab-stops/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-117.81pt" style:auto-text-indent="false" style:page-number="auto">
        <style:tab-stops/>
      </style:paragraph-properties>
    </style:style>
    <style:style style:name="P11" style:family="paragraph" style:parent-style-name="Standard" style:master-page-name="">
      <style:paragraph-properties fo:margin-left="118.54pt" fo:margin-right="0pt" fo:margin-top="5.64pt" fo:margin-bottom="0pt" fo:text-align="justify" style:justify-single-word="false" fo:keep-together="always" fo:text-indent="-117.81pt" style:auto-text-indent="false" style:page-number="auto" fo:keep-with-next="always">
        <style:tab-stops/>
      </style:paragraph-properties>
    </style:style>
    <style:style style:name="P12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-117.81pt" style:auto-text-indent="false" style:page-number="auto" fo:keep-with-next="always">
        <style:tab-stops/>
      </style:paragraph-properties>
    </style:style>
    <style:style style:name="P13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-117.81pt" style:auto-text-indent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118.54pt" fo:margin-right="0pt" fo:text-align="justify" style:justify-single-word="false" fo:text-indent="-89.46pt" style:auto-text-indent="fals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Standard">
      <style:paragraph-properties fo:margin-left="118.54pt" fo:margin-right="0pt" fo:text-align="justify" style:justify-single-word="false" fo:text-indent="-89.46pt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118.54pt" fo:margin-right="0pt" fo:text-align="justify" style:justify-single-word="false" fo:text-indent="-89.46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1pt" style:font-size-asian="9.60000038146973pt" style:font-size-complex="11pt"/>
    </style:style>
    <style:style style:name="P20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left="118.54pt" fo:margin-right="0pt" fo:margin-top="5.64pt" fo:margin-bottom="0pt" fo:text-align="justify" style:justify-single-word="false" fo:text-indent="-89.46pt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-89.46pt" style:auto-text-indent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-89.46pt" style:auto-text-indent="false" style:page-number="auto" fo:keep-with-next="always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0.11pt" fo:margin-right="0.11pt" fo:text-align="start" style:justify-single-word="false" fo:text-indent="0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9" style:family="paragraph" style:parent-style-name="Standard" style:master-page-name="">
      <style:paragraph-properties fo:margin-left="0.11pt" fo:margin-right="0.11pt" fo:text-align="start" style:justify-single-word="false" fo:text-indent="0pt" style:auto-text-indent="false" style:page-number="auto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174.56pt" fo:margin-right="0pt" fo:text-align="justify" style:justify-single-word="false" fo:text-indent="-53.09pt" style:auto-text-indent="false">
        <style:tab-stops>
          <style:tab-stop style:position="-1.4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margin-left="174.56pt" fo:margin-right="0pt" fo:text-align="justify" style:justify-single-word="false" fo:text-indent="-53.09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paragraph-properties fo:margin-left="198.54pt" fo:margin-right="0pt" fo:text-align="justify" style:justify-single-word="false" fo:text-indent="-77.1pt" style:auto-text-indent="false">
        <style:tab-stops>
          <style:tab-stop style:position="-24.7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margin-left="198.54pt" fo:margin-right="0pt" fo:text-align="justify" style:justify-single-word="false" fo:text-indent="-77.1pt" style:auto-text-indent="false">
        <style:tab-stops>
          <style:tab-stop style:position="-24.75pt"/>
          <style:tab-stop style:position="60.3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margin-left="198.54pt" fo:margin-right="0pt" fo:text-align="justify" style:justify-single-word="false" fo:text-indent="-77.1pt" style:auto-text-indent="false">
        <style:tab-stops>
          <style:tab-stop style:position="-41.44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master-page-name="">
      <style:paragraph-properties fo:margin-left="198.54pt" fo:margin-right="0pt" fo:text-align="justify" style:justify-single-word="false" fo:keep-together="always" fo:text-indent="-77.1pt" style:auto-text-indent="false" style:page-number="auto">
        <style:tab-stops>
          <style:tab-stop style:position="-26.19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left="118.54pt" fo:margin-right="0pt" fo:margin-top="5.64pt" fo:margin-bottom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118.54pt" fo:margin-right="0pt" fo:margin-top="5.64pt" fo:margin-bottom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Standard">
      <style:paragraph-properties fo:margin-left="118.54pt" fo:margin-right="0pt" fo:margin-top="5.64pt" fo:margin-bottom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118.54pt" fo:margin-right="0pt" fo:margin-top="5.64pt" fo:margin-bottom="0pt" fo:text-align="start" style:justify-single-word="false" fo:keep-together="always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118.54pt" fo:margin-right="0pt" fo:margin-top="5.64pt" fo:margin-bottom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style:paragraph-properties fo:margin-left="118.54pt" fo:margin-right="0pt" fo:margin-top="5.64pt" fo:margin-bottom="0pt" fo:text-align="justify" style:justify-single-word="false" fo:text-indent="0.74pt" style:auto-text-indent="false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118.54pt" fo:margin-right="0pt" fo:margin-top="5.64pt" fo:margin-bottom="0pt" fo:text-align="justify" style:justify-single-word="false" fo:text-indent="0.74pt" style:auto-text-indent="false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118.54pt" fo:margin-right="0pt" fo:margin-top="5.64pt" fo:margin-bottom="0pt" fo:text-align="justify" style:justify-single-word="false" fo:text-indent="0.74pt" style:auto-text-indent="false">
        <style:tab-stops/>
      </style:paragraph-properties>
      <style:text-properties fo:font-size="11pt" style:font-size-asian="9.60000038146973pt" style:font-size-complex="11pt"/>
    </style:style>
    <style:style style:name="P44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0.74pt" style:auto-text-indent="false" style:page-number="auto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5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0.74pt" style:auto-text-indent="false" style:page-number="auto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6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0.74pt" style:auto-text-indent="false" style:page-number="auto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7" style:family="paragraph" style:parent-style-name="Standard" style:master-page-name="">
      <style:paragraph-properties fo:margin-left="118.54pt" fo:margin-right="0pt" fo:margin-top="5.64pt" fo:margin-bottom="0pt" fo:text-align="justify" style:justify-single-word="false" fo:text-indent="0.74pt" style:auto-text-indent="false" style:page-number="auto">
        <style:tab-stops/>
      </style:paragraph-properties>
    </style:style>
    <style:style style:name="P48" style:family="paragraph" style:parent-style-name="Standard">
      <style:paragraph-properties fo:margin-left="118.54pt" fo:margin-right="0pt" fo:margin-top="0pt" fo:margin-bottom="0pt" fo:text-align="justify" style:justify-single-word="false" fo:text-indent="0.74pt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Standard">
      <style:paragraph-properties fo:margin-left="118.54pt" fo:margin-right="0pt" fo:margin-top="0pt" fo:margin-bottom="0pt" fo:text-align="justify" style:justify-single-word="false" fo:text-indent="0.74pt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left="118.54pt" fo:margin-right="0pt" fo:margin-top="0pt" fo:margin-bottom="0pt" fo:text-align="justify" style:justify-single-word="false" fo:text-indent="0.74pt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118.54pt" fo:margin-right="0pt" fo:margin-top="0pt" fo:margin-bottom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118.54pt" fo:margin-right="0pt" fo:margin-top="0pt" fo:margin-bottom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 style:master-page-name="">
      <style:paragraph-properties fo:margin-left="118.54pt" fo:margin-right="0pt" fo:margin-top="0pt" fo:margin-bottom="0pt" fo:text-align="justify" style:justify-single-word="false" fo:text-indent="0.74pt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54" style:family="paragraph" style:parent-style-name="Standard" style:master-page-name="">
      <style:paragraph-properties fo:margin-left="118.54pt" fo:margin-right="0pt" fo:margin-top="0pt" fo:margin-bottom="0pt" fo:text-align="justify" style:justify-single-word="false" fo:text-indent="0.74pt" style:auto-text-indent="false" style:page-number="auto">
        <style:tab-stops/>
      </style:paragraph-properties>
    </style:style>
    <style:style style:name="P55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margin-left="118.54pt" fo:margin-right="0pt" fo:text-align="start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118.54pt" fo:margin-right="0pt" fo:text-align="start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118.54pt" fo:margin-right="0pt" fo:text-align="start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left="118.54pt" fo:margin-right="0pt" fo:text-align="start" style:justify-single-word="false" fo:text-indent="0.74pt" style:auto-text-indent="false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left="118.54pt" fo:margin-right="0pt" fo:text-align="start" style:justify-single-word="false" fo:text-indent="0.74pt" style:auto-text-indent="false" fo:background-color="#e6e6e6" fo:keep-with-next="always">
        <style:tab-stops>
          <style:tab-stop style:position="-35.66pt"/>
          <style:tab-stop style:position="317.79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118.54pt" fo:margin-right="0pt" fo:text-align="start" style:justify-single-word="false" fo:text-indent="0.74pt" style:auto-text-indent="false" fo:background-color="#e6e6e6" fo:keep-with-next="always">
        <style:tab-stops>
          <style:tab-stop style:position="-35.66pt"/>
        </style:tab-stops>
        <style:background-image/>
      </style:paragraph-properties>
    </style:style>
    <style:style style:name="P69" style:family="paragraph" style:parent-style-name="Standard">
      <style:paragraph-properties fo:margin-left="118.54pt" fo:margin-right="0pt" fo:text-align="start" style:justify-single-word="false" fo:text-indent="0.74pt" style:auto-text-indent="false" fo:background-color="transparent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118.54pt" fo:margin-right="0pt" fo:text-align="justify" style:justify-single-word="false" fo:text-indent="0.74pt" style:auto-text-indent="false" fo:background-color="transparent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118.54pt" fo:margin-right="0pt" fo:text-align="justify" style:justify-single-word="false" fo:text-indent="0.74pt" style:auto-text-indent="false" fo:background-color="transparent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left="118.54pt" fo:margin-right="0pt" fo:text-align="justify" style:justify-single-word="false" fo:text-indent="0.74pt" style:auto-text-indent="false" fo:background-color="transparent">
        <style:tab-stops>
          <style:tab-stop style:position="-35.66pt"/>
        </style:tab-stops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3" style:family="paragraph" style:parent-style-name="Standard" style:master-page-name="">
      <style:paragraph-properties fo:margin-left="118.54pt" fo:margin-right="0pt" fo:text-align="justify" style:justify-single-word="false" fo:text-indent="0.74pt" style:auto-text-indent="false" style:page-number="auto" fo:background-color="#e6e6e6" fo:keep-with-next="always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4" style:family="paragraph" style:parent-style-name="Standard" style:master-page-name="">
      <style:paragraph-properties fo:margin-left="118.54pt" fo:margin-right="0pt" fo:text-align="start" style:justify-single-word="false" fo:keep-together="always" fo:text-indent="0.74pt" style:auto-text-indent="false" style:page-number="auto" fo:background-color="#e6e6e6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Standard" style:master-page-name="">
      <style:paragraph-properties fo:margin-left="118.54pt" fo:margin-right="0pt" fo:text-align="justify" style:justify-single-word="false" fo:text-indent="0.74pt" style:auto-text-indent="false" style:page-number="auto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margin-left="120.76pt" fo:margin-right="0pt" fo:text-align="justify" style:justify-single-word="false" fo:text-indent="0pt" style:auto-text-indent="false" fo:background-color="transparent">
        <style:tab-stops>
          <style:tab-stop style:position="-35.66pt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174.56pt" fo:margin-right="0pt" fo:text-align="justify" style:justify-single-word="false" fo:text-indent="-1.45pt" style:auto-text-indent="false">
        <style:tab-stops>
          <style:tab-stop style:position="-1.4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Standard">
      <style:paragraph-properties fo:margin-left="210.19pt" fo:margin-right="0pt" fo:text-align="justify" style:justify-single-word="false" fo:text-indent="-88.75pt" style:auto-text-indent="false">
        <style:tab-stops>
          <style:tab-stop style:position="-36.34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Standard">
      <style:paragraph-properties fo:margin-left="210.19pt" fo:margin-right="0pt" fo:text-align="justify" style:justify-single-word="false" fo:text-indent="-37.11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80" style:family="paragraph" style:parent-style-name="Standard">
      <style:paragraph-properties fo:margin-left="200.75pt" fo:margin-right="0pt" fo:text-align="justify" style:justify-single-word="false" fo:text-indent="-26.19pt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81" style:family="paragraph" style:parent-style-name="Standard">
      <style:paragraph-properties fo:margin-left="200.75pt" fo:margin-right="0pt" fo:text-align="justify" style:justify-single-word="false" fo:text-indent="-26.19pt" style:auto-text-indent="false">
        <style:tab-stops/>
      </style:paragraph-properties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82" style:family="paragraph" style:parent-style-name="Standard">
      <style:paragraph-properties fo:margin-left="200.75pt" fo:margin-right="0pt" fo:text-align="justify" style:justify-single-word="false" fo:text-indent="-26.19pt" style:auto-text-indent="false">
        <style:tab-stops/>
      </style:paragraph-properties>
    </style:style>
    <style:style style:name="P83" style:family="paragraph" style:parent-style-name="Standard">
      <style:paragraph-properties fo:margin-left="-0.6pt" fo:margin-right="0.11pt" fo:text-align="justify" style:justify-single-word="false" fo:text-indent="0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left="0.85pt" fo:margin-right="0.11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margin-left="0.85pt" fo:margin-right="0.11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86" style:family="paragraph" style:parent-style-name="Standard">
      <style:paragraph-properties fo:margin-left="0pt" fo:margin-right="0.11pt" fo:text-align="justify" style:justify-single-word="false" fo:text-indent="0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margin-left="175.24pt" fo:margin-right="0pt" fo:text-align="justify" style:justify-single-word="false" fo:text-indent="-53.8pt" style:auto-text-indent="false">
        <style:tab-stops>
          <style:tab-stop style:position="60.3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Standard">
      <style:paragraph-properties fo:margin-left="228.36pt" fo:margin-right="0pt" fo:text-align="justify" style:justify-single-word="false" fo:text-indent="-53.8pt" style:auto-text-indent="false">
        <style:tab-stops>
          <style:tab-stop style:position="60.3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89" style:family="paragraph" style:parent-style-name="Standard">
      <style:paragraph-properties fo:margin-left="198.54pt" fo:margin-right="0pt" fo:text-align="justify" style:justify-single-word="false" fo:text-indent="-24.75pt" style:auto-text-indent="false">
        <style:tab-stops>
          <style:tab-stop style:position="-24.7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Standard">
      <style:paragraph-properties fo:margin-left="221.81pt" fo:margin-right="0pt" fo:text-align="justify" style:justify-single-word="false" fo:text-indent="-24.01pt" style:auto-text-indent="false">
        <style:tab-stops>
          <style:tab-stop style:position="-24.7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Standard">
      <style:paragraph-properties fo:margin-left="242.19pt" fo:margin-right="0pt" fo:text-align="justify" style:justify-single-word="false" fo:text-indent="-122.2pt" style:auto-text-indent="false">
        <style:tab-stops>
          <style:tab-stop style:position="-84.36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Standard">
      <style:paragraph-properties fo:margin-left="242.19pt" fo:margin-right="0pt" fo:text-align="justify" style:justify-single-word="false" fo:text-indent="-122.2pt" style:auto-text-indent="false">
        <style:tab-stops>
          <style:tab-stop style:position="-42.21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>
      <style:paragraph-properties fo:margin-left="242.19pt" fo:margin-right="0pt" fo:text-align="justify" style:justify-single-word="false" fo:text-indent="-122.2pt" style:auto-text-indent="false">
        <style:tab-stops>
          <style:tab-stop style:position="-42.21pt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margin-left="242.19pt" fo:margin-right="0pt" fo:text-align="justify" style:justify-single-word="false" fo:text-indent="-122.2pt" style:auto-text-indent="false">
        <style:tab-stops>
          <style:tab-stop style:position="-84.36pt"/>
        </style:tab-stops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95" style:family="paragraph" style:parent-style-name="Standard">
      <style:paragraph-properties fo:margin-left="241.46pt" fo:margin-right="0pt" fo:text-align="justify" style:justify-single-word="false" fo:text-indent="-84.36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6" style:family="paragraph" style:parent-style-name="Standard">
      <style:paragraph-properties fo:margin-left="0pt" fo:margin-right="0pt" fo:margin-top="5.64pt" fo:margin-bottom="0pt" fo:text-align="justify" style:justify-single-word="false" fo:text-indent="0pt" style:auto-text-indent="false">
        <style:tab-stops/>
      </style:paragraph-properties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master-page-name="">
      <style:paragraph-properties fo:margin-left="0pt" fo:margin-right="0pt" fo:margin-top="5.64pt" fo:margin-bottom="0pt" fo:text-align="justify" style:justify-single-word="false" fo:text-indent="0pt" style:auto-text-indent="false" style:page-number="auto" fo:keep-with-next="always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margin-left="243.64pt" fo:margin-right="0pt" fo:text-align="justify" style:justify-single-word="false" fo:text-indent="-122.2pt" style:auto-text-indent="false">
        <style:tab-stops>
          <style:tab-stop style:position="-62.56pt"/>
          <style:tab-stop style:position="3.66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Standard">
      <style:paragraph-properties fo:margin-left="241.46pt" fo:margin-right="0pt" fo:text-align="justify" style:justify-single-word="false" fo:text-indent="-60.35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>
      <style:paragraph-properties fo:margin-left="241.46pt" fo:margin-right="0pt" fo:text-align="justify" style:justify-single-word="false" fo:text-indent="-60.35pt" style:auto-text-indent="false">
        <style:tab-stops/>
      </style:paragraph-properties>
    </style:style>
    <style:style style:name="P101" style:family="paragraph" style:parent-style-name="Standard">
      <style:paragraph-properties fo:margin-left="268.36pt" fo:margin-right="0pt" fo:text-align="justify" style:justify-single-word="false" fo:text-indent="-26.19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Standard">
      <style:paragraph-properties fo:margin-left="241.46pt" fo:margin-right="0pt" fo:text-align="justify" style:justify-single-word="false" fo:text-indent="-67.66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>
      <style:paragraph-properties fo:margin-left="247.24pt" fo:margin-right="0pt" fo:text-align="justify" style:justify-single-word="false" fo:text-indent="-125.8pt" style:auto-text-indent="false">
        <style:tab-stops>
          <style:tab-stop style:position="-72.74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>
      <style:paragraph-properties fo:margin-left="246.56pt" fo:margin-right="0pt" fo:text-align="justify" style:justify-single-word="false" fo:text-indent="-73.45pt" style:auto-text-indent="false">
        <style:tab-stops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>
      <style:paragraph-properties fo:margin-left="118.54pt" fo:margin-right="0pt" fo:margin-top="0pt" fo:margin-bottom="0pt" fo:text-align="justify" style:justify-single-word="false" fo:text-indent="0pt" style:auto-text-indent="false">
        <style:tab-stops/>
      </style:paragraph-properties>
      <style:text-properties fo:font-size="11pt" style:font-size-asian="11pt" style:font-size-complex="11pt"/>
    </style:style>
    <style:style style:name="P106" style:family="paragraph" style:parent-style-name="Standard">
      <style:paragraph-properties fo:margin-left="118.54pt" fo:margin-right="0pt" fo:margin-top="0pt" fo:margin-bottom="0pt" fo:text-align="justify" style:justify-single-word="false" fo:text-indent="0pt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07" style:family="paragraph" style:parent-style-name="Standard">
      <style:paragraph-properties fo:margin-left="118.54pt" fo:margin-right="0pt" fo:margin-top="0pt" fo:margin-bottom="0pt" fo:text-align="justify" style:justify-single-word="false" fo:text-indent="0pt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left="118.54pt" fo:margin-right="0pt" fo:margin-top="0pt" fo:margin-bottom="0pt" fo:text-align="justify" style:justify-single-word="false" fo:text-indent="0pt" style:auto-text-indent="false">
        <style:tab-stops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09" style:family="paragraph" style:parent-style-name="Standard">
      <style:paragraph-properties fo:margin-left="118.54pt" fo:margin-right="0pt" fo:margin-top="0pt" fo:margin-bottom="0pt" fo:text-align="justify" style:justify-single-word="false" fo:text-indent="0pt" style:auto-text-indent="false">
        <style:tab-stops/>
      </style:paragraph-properties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110" style:family="paragraph" style:parent-style-name="Standard" style:master-page-name="">
      <style:paragraph-properties fo:margin-left="118.54pt" fo:margin-right="0pt" fo:margin-top="0pt" fo:margin-bottom="0pt" fo:text-align="justify" style:justify-single-word="false" fo:text-indent="0pt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111" style:family="paragraph" style:parent-style-name="Standard">
      <style:paragraph-properties fo:margin-left="118.54pt" fo:margin-right="0pt" fo:margin-top="5.64pt" fo:margin-bottom="0pt" fo:text-align="justify" style:justify-single-word="false" fo:text-indent="0pt" style:auto-text-indent="false">
        <style:tab-stops/>
      </style:paragraph-properties>
      <style:text-properties fo:font-size="11pt" fo:font-weight="normal" style:font-size-asian="9.60000038146973pt" style:font-weight-asian="normal" style:font-size-complex="11pt" style:font-weight-complex="normal"/>
    </style:style>
    <style:style style:name="P112" style:family="paragraph" style:parent-style-name="Standard">
      <style:paragraph-properties fo:margin-left="118.54pt" fo:margin-right="0pt" fo:margin-top="5.64pt" fo:margin-bottom="0pt" fo:text-align="justify" style:justify-single-word="false" fo:text-indent="0pt" style:auto-text-indent="false">
        <style:tab-stops/>
      </style:paragraph-properties>
      <style:text-properties fo:font-size="11pt" fo:font-weight="bold" style:font-size-asian="9.60000038146973pt" style:font-weight-asian="bold" style:font-size-complex="11pt" style:font-weight-complex="bold"/>
    </style:style>
    <style:style style:name="P113" style:family="paragraph" style:parent-style-name="Standard">
      <style:paragraph-properties fo:margin-left="118.54pt" fo:margin-right="0pt" fo:margin-top="5.64pt" fo:margin-bottom="0pt" fo:text-align="justify" style:justify-single-word="false" fo:text-indent="0pt" style:auto-text-indent="false">
        <style:tab-stops/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left="118.54pt" fo:margin-right="0pt" fo:margin-top="5.64pt" fo:margin-bottom="0pt" fo:text-align="justify" style:justify-single-word="false" fo:text-indent="0pt" style:auto-text-indent="false">
        <style:tab-stops/>
      </style:paragraph-properties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Standard">
      <style:paragraph-properties fo:margin-left="198.54pt" fo:margin-right="0pt" fo:text-align="justify" style:justify-single-word="false" fo:text-indent="-78.55pt" style:auto-text-indent="false">
        <style:tab-stops>
          <style:tab-stop style:position="-42.21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16" style:family="paragraph" style:parent-style-name="Standard">
      <style:paragraph-properties fo:margin-left="198.54pt" fo:margin-right="0pt" fo:text-align="justify" style:justify-single-word="false" fo:text-indent="-78.55pt" style:auto-text-indent="false">
        <style:tab-stops>
          <style:tab-stop style:position="-24.75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17" style:family="paragraph" style:parent-style-name="Standard">
      <style:paragraph-properties fo:margin-left="198.54pt" fo:margin-right="0pt" fo:margin-top="0pt" fo:margin-bottom="0pt" fo:text-align="justify" style:justify-single-word="false" fo:text-indent="-78.55pt" style:auto-text-indent="false">
        <style:tab-stops>
          <style:tab-stop style:position="-42.21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18" style:family="paragraph" style:parent-style-name="Standard" style:master-page-name="">
      <style:paragraph-properties fo:margin-left="198.54pt" fo:margin-right="0pt" fo:margin-top="0pt" fo:margin-bottom="0pt" fo:text-align="justify" style:justify-single-word="false" fo:text-indent="-78.55pt" style:auto-text-indent="false" style:page-number="auto" fo:keep-with-next="always">
        <style:tab-stops>
          <style:tab-stop style:position="-42.21pt"/>
        </style:tab-stops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Standard">
      <style:paragraph-properties fo:margin-left="200.75pt" fo:margin-right="0pt" fo:text-align="justify" style:justify-single-word="false" fo:text-indent="-44.36pt" style:auto-text-indent="false">
        <style:tab-stops/>
      </style:paragraph-properties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120" style:family="paragraph" style:parent-style-name="Standard">
      <style:paragraph-properties fo:margin-left="118.54pt" fo:margin-right="0pt" fo:margin-top="5.64pt" fo:margin-bottom="0pt" fo:text-align="justify" style:justify-single-word="false" fo:text-indent="-117.1pt" style:auto-text-indent="false">
        <style:tab-stops/>
      </style:paragraph-properties>
    </style:style>
    <style:style style:name="P121" style:family="paragraph" style:parent-style-name="Standard">
      <style:paragraph-properties fo:margin-left="118.54pt" fo:margin-right="0pt" fo:margin-top="0pt" fo:margin-bottom="0pt" fo:text-align="justify" style:justify-single-word="false" fo:text-indent="1.45pt" style:auto-text-indent="false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Standard" style:master-page-name="">
      <style:paragraph-properties fo:margin-left="118.54pt" fo:margin-right="0pt" fo:margin-top="0pt" fo:margin-bottom="0pt" fo:text-align="justify" style:justify-single-word="false" fo:text-indent="1.45pt" style:auto-text-indent="false" style:page-number="auto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Standard" style:master-page-name="">
      <style:paragraph-properties fo:margin-left="118.54pt" fo:margin-right="0pt" fo:margin-top="0pt" fo:margin-bottom="0pt" fo:text-align="justify" style:justify-single-word="false" fo:text-indent="1.45pt" style:auto-text-indent="false" style:page-number="auto">
        <style:tab-stops/>
      </style:paragraph-properties>
      <style:text-properties fo:font-size="11pt" style:font-size-asian="9.60000038146973pt" style:font-size-complex="11pt"/>
    </style:style>
    <style:style style:name="P124" style:family="paragraph" style:parent-style-name="Standard">
      <style:paragraph-properties fo:margin-left="118.54pt" fo:margin-right="0pt" fo:margin-top="5.64pt" fo:margin-bottom="0pt" fo:text-align="justify" style:justify-single-word="false" fo:text-indent="-0.74pt" style:auto-text-indent="false">
        <style:tab-stops/>
      </style:paragraph-properties>
      <style:text-properties fo:font-size="11pt" fo:font-weight="bold" style:font-size-asian="9.60000038146973pt" style:font-weight-asian="bold" style:font-size-complex="11pt" style:font-weight-complex="bold"/>
    </style:style>
    <style:style style:name="P125" style:family="paragraph" style:parent-style-name="Standard">
      <style:paragraph-properties fo:margin-left="190.54pt" fo:margin-right="0pt" fo:margin-top="5.64pt" fo:margin-bottom="0pt" fo:text-align="justify" style:justify-single-word="false" fo:text-indent="0pt" style:auto-text-indent="false">
        <style:tab-stops/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>
      <style:paragraph-properties fo:margin-left="198.54pt" fo:margin-right="0pt" fo:text-align="justify" style:justify-single-word="false" fo:text-indent="-25.46pt" style:auto-text-indent="false">
        <style:tab-stops>
          <style:tab-stop style:position="-24.75pt"/>
        </style:tab-stops>
      </style:paragraph-properties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127" style:family="paragraph" style:parent-style-name="Standard">
      <style:paragraph-properties fo:margin-left="0.11pt" fo:margin-right="0.11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margin-left="200.75pt" fo:margin-right="0pt" fo:text-align="justify" style:justify-single-word="false" fo:text-indent="-43.65pt" style:auto-text-indent="false">
        <style:tab-stops/>
      </style:paragraph-properties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129" style:family="paragraph" style:parent-style-name="Standard">
      <style:paragraph-properties fo:margin-left="93.8pt" fo:margin-right="0pt" fo:text-align="justify" style:justify-single-word="false" fo:text-indent="-64.74pt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0" style:family="paragraph" style:parent-style-name="Standard">
      <style:paragraph-properties fo:margin-left="191.25pt" fo:margin-right="0pt" fo:text-align="justify" style:justify-single-word="false" fo:text-indent="-42.21pt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margin-left="190.54pt" fo:margin-right="0pt" fo:text-align="justify" style:justify-single-word="false" fo:text-indent="-95.24pt" style:auto-text-indent="false">
        <style:tab-stops>
          <style:tab-stop style:position="-42.21pt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2" style:family="paragraph" style:parent-style-name="Standard" style:master-page-name="">
      <style:paragraph-properties fo:margin-top="0pt" fo:margin-bottom="31.21pt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133" style:family="paragraph" style:parent-style-name="Standard" style:master-page-name="">
      <style:paragraph-properties fo:margin-left="119.25pt" fo:margin-right="0pt" fo:text-align="justify" style:justify-single-word="false" fo:text-indent="0.74pt" style:auto-text-indent="false" style:page-number="auto" fo:background-color="transparent" fo:keep-with-next="always">
        <style:tab-stops>
          <style:tab-stop style:position="-35.66pt"/>
        </style:tab-stops>
        <style:background-image/>
      </style:paragraph-properties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34" style:family="paragraph" style:parent-style-name="Standard">
      <style:paragraph-properties fo:margin-left="118.54pt" fo:margin-right="0pt" fo:margin-top="0pt" fo:margin-bottom="0pt" fo:text-align="justify" style:justify-single-word="false" fo:text-indent="0pt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35" style:family="paragraph" style:parent-style-name="Standard">
      <style:paragraph-properties fo:margin-left="118.54pt" fo:margin-right="0pt" fo:margin-top="0pt" fo:margin-bottom="0pt" fo:text-align="justify" style:justify-single-word="false" fo:text-indent="0pt" style:auto-text-indent="false">
        <style:tab-stops/>
      </style:paragraph-properties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36" style:family="paragraph" style:parent-style-name="Standard">
      <style:paragraph-properties fo:margin-left="118.54pt" fo:margin-right="0pt" fo:text-align="justify" style:justify-single-word="false" fo:text-indent="0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margin-left="118.54pt" fo:margin-right="0pt" fo:margin-top="5.64pt" fo:margin-bottom="0pt" fo:text-align="justify" style:justify-single-word="false" fo:text-indent="-117.81pt" style:auto-text-indent="false">
        <style:tab-stops/>
      </style:paragraph-properties>
    </style:style>
    <style:style style:name="P138" style:family="paragraph" style:parent-style-name="Standard">
      <style:paragraph-properties fo:margin-left="118.54pt" fo:margin-right="0pt" fo:text-align="justify" style:justify-single-word="false" fo:text-indent="0.74pt" style:auto-text-indent="false" fo:background-color="#e6e6e6">
        <style:tab-stops>
          <style:tab-stop style:position="-35.66pt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margin-left="118.54pt" fo:margin-right="0pt" fo:margin-top="5.64pt" fo:margin-bottom="0pt" fo:text-align="justify" style:justify-single-word="false" fo:text-indent="-0.65pt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9.60000038146973pt" style:font-weight-asian="bold" style:font-weight-complex="bold"/>
    </style:style>
    <style:style style:name="T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9" style:family="text">
      <style:text-properties fo:font-size="11pt" style:font-size-asian="9.60000038146973pt" style:font-size-complex="11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size-asian="9.60000038146973pt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2" style:family="text">
      <style:text-properties fo:font-style="italic" style:text-underline-style="none" style:font-size-asian="11pt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DejaVu Sans1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pt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Programok</text:p>
      <text:p text:style-name="P1"><text:span text:style-name="T1">at</text:span><text:tab/><text:span text:style-name="T3">Process indítása adott időpontban. A parancs kiadása után tetszőleges parancsokat üthetünk be a terminálon keresztül, majd a ctrl-d billentyűkombinációval aktiválhatjuk. Az idő definicióját a /usr/share/doc/at-3.1.8/timespec fájlban van definiálva</text:span></text:p>
      <text:p text:style-name="P14"><draw:frame draw:style-name="fr1" draw:name="Keret13" text:anchor-type="paragraph" svg:x="120.76pt" svg:y="1.16pt" svg:width="363.66pt" draw:z-index="9"><draw:text-box fo:min-height="35.4pt"><text:p text:style-name="P28"><text:span text:style-name="T1">at</text:span> [time] [+count time_unit]</text:p><text:p text:style-name="P28"/></draw:text-box></draw:frame></text:p>
      <text:p text:style-name="P14"/>
      <text:p text:style-name="P15"/>
      <text:p text:style-name="P30">time:<text:tab/>-HH:MM, mindight, noon, teatime, MMDDYY, MM/DD/YY, MM.DD.YY</text:p>
      <text:p text:style-name="P32">time_unit:<text:tab/>-minutes, hours, days</text:p>
      <text:p text:style-name="P32"/>
      <text:p text:style-name="P44"/>
      <text:p text:style-name="P36">$ at 4pm +3 days</text:p>
      <text:p text:style-name="P36"/>
      <text:p text:style-name="P38">#3 nap mulva du 4 órakkor. </text:p>
      <text:p text:style-name="P76"/>
      <text:p text:style-name="P44"/>
      <text:p text:style-name="P36">$ at 10am Jul 31</text:p>
      <text:p text:style-name="P38"/>
      <text:p text:style-name="P38">#július 31-n reggel 10 órakkor.. </text:p>
      <text:p text:style-name="P10"><text:span text:style-name="T1">aumix-text</text:span><text:span text:style-name="T3"><text:tab/>Konzol alapú keverő. </text:span></text:p>
      <text:p text:style-name="P14"><draw:frame draw:style-name="fr1" draw:name="Keret38" text:anchor-type="paragraph" svg:x="120.76pt" svg:y="1.16pt" svg:width="363.66pt" draw:z-index="31"><draw:text-box fo:min-height="35.4pt"><text:p text:style-name="P28"><text:span text:style-name="T1">aumix-text</text:span> [-&lt;ch_opt&gt;[[+|-] [&lt;amount&gt;]] |&lt;level&gt;|R|P|q] </text:p><text:p text:style-name="P28">[-dhILqS]</text:p><text:p text:style-name="P28">[-C &lt;col_scheme&gt;]</text:p><text:p text:style-name="P28">[-f &lt;rc_file&gt;]</text:p><text:p text:style-name="P28"/></draw:text-box></draw:frame></text:p>
      <text:p text:style-name="P14"/>
      <text:p text:style-name="P15"/>
      <text:p text:style-name="P30">time:<text:tab/></text:p>
      <text:p text:style-name="P30"/>
      <text:p text:style-name="P30"/>
      <text:p text:style-name="P30">ch_opt:<text:tab/>v<text:tab/>main volume</text:p>
      <text:p text:style-name="P77">b<text:tab/>bass</text:p>
      <text:p text:style-name="P77">t<text:tab/>treble</text:p>
      <text:p text:style-name="P77">s<text:tab/>synthesizer</text:p>
      <text:p text:style-name="P77">w<text:tab/>PCM</text:p>
      <text:p text:style-name="P77">p<text:tab/>PC speaker</text:p>
      <text:p text:style-name="P77">l<text:tab/>line</text:p>
      <text:p text:style-name="P77">m<text:tab/>microphone</text:p>
      <text:p text:style-name="P77">c<text:tab/>cd</text:p>
      <text:p text:style-name="P77">x<text:tab/>mix monitor</text:p>
      <text:p text:style-name="P77">w<text:tab/>PCM 2</text:p>
      <text:p text:style-name="P77">r<text:tab/>record</text:p>
      <text:p text:style-name="P77">i<text:tab/>input gain</text:p>
      <text:p text:style-name="P77"><text:tab/>1<text:tab/>line 1</text:p>
      <text:p text:style-name="P77">2<text:tab/>line 2</text:p>
      <text:p text:style-name="P77">3<text:tab/>line 3</text:p>
      <text:p text:style-name="P31">d<text:tab/><text:tab/>eszköz beállitás az /dev/mixer mellett</text:p>
      <text:p text:style-name="P30">f<text:tab/><text:tab/><text:tab/>fájl a beállítások mentésére illetve visszaállítására</text:p>
      <text:p text:style-name="P30">L<text:tab/><text:tab/><text:tab/>beállítások betöltése</text:p>
      <text:p text:style-name="P31">S<text:tab/><text:tab/>beállítások mentése</text:p>
      <text:p text:style-name="P31">q<text:tab/><text:tab/>csatornák értékeinek kiírása<text:tab/></text:p>
      <text:p text:style-name="P77"/>
      <text:p text:style-name="P45"><text:soft-page-break/></text:p>
      <text:p text:style-name="P45">$ aumix-text -v 50</text:p>
      <text:p text:style-name="P45"/>
      <text:p text:style-name="P38">#A fő hangkimeneti csatorna értékének állítása a max érték felére.</text:p>
      <text:p text:style-name="P1"><text:span text:style-name="T1">cat</text:span><text:span text:style-name="T10"><text:tab/></text:span><text:span text:style-name="T4">Összefűzi a bemenetben megadott fájlok tartalmát, majd a kimenetre küldi</text:span></text:p>
      <text:p text:style-name="P1"><text:span text:style-name="T1">chattr</text:span><text:span text:style-name="T3"><text:tab/>Módosítja a fájl attributumait.</text:span></text:p>
      <text:p text:style-name="P14"><draw:frame draw:style-name="fr1" draw:name="Keret19" text:anchor-type="paragraph" svg:x="120.76pt" svg:y="1.16pt" svg:width="363.66pt" draw:z-index="16"><draw:text-box fo:min-height="35.4pt"><text:p text:style-name="P28"><text:span text:style-name="T1">chattr</text:span> [option] [set] [mode] [file]</text:p><text:p text:style-name="P28"/></draw:text-box></draw:frame></text:p>
      <text:p text:style-name="P14"/>
      <text:p text:style-name="P15"/>
      <text:p text:style-name="P30">set:<text:tab/>+<text:tab/>Hozzáadja</text:p>
      <text:p text:style-name="P77">=<text:tab/>Beállitja, vagyis a többi érték törlődik</text:p>
      <text:p text:style-name="P77">-<text:tab/>Törli</text:p>
      <text:p text:style-name="P78">mode:<text:tab/>A<text:tab/>no Acces time. Ha be van kapcsolva, akkor az utolsó hozzáférési dátum nem lesz felül írva</text:p>
      <text:p text:style-name="P79">a<text:tab/>append only. Csak fájl hozzáfűzés megengedett. Törlés, átnevezés nem.</text:p>
      <text:p text:style-name="P79">i<text:tab/>immutable. Semmiféle módosítás nem megengedett.</text:p>
      <text:p text:style-name="P79">s<text:tab/>secure deletion. Biztonságos törlés a fájl törlése esetén</text:p>
      <text:p text:style-name="P79">d<text:tab/>no dump</text:p>
      <text:p text:style-name="P79">S<text:tab/>synchronous mode. Minden módosítás szinkronizált és egyből visszaíródik a diszkre.</text:p>
      <text:p text:style-name="P79">c<text:tab/>compressed</text:p>
      <text:p text:style-name="P79">j<text:tab/>data jurnalling</text:p>
      <text:p text:style-name="P79">t<text:tab/>no tail merging</text:p>
      <text:p text:style-name="P79">u<text:tab/>undeletable</text:p>
      <text:p text:style-name="P79">D<text:tab/>synchronous directory updates</text:p>
      <text:p text:style-name="P79">T<text:tab/>top of directory hierarchy</text:p>
      <text:p text:style-name="P78">option:<text:tab/>-R<text:tab/>rekurziv módon</text:p>
      <text:p text:style-name="P79">-V<text:tab/>beszédes forma. </text:p>
      <text:p text:style-name="P1"><text:span text:style-name="T1">cd</text:span><text:span text:style-name="T10"><text:tab/></text:span><text:span text:style-name="T3">Könyvtár</text:span><text:span text:style-name="T4"> váltás.</text:span></text:p>
      <text:p text:style-name="P53">lsd: <text:span text:style-name="T1">CDPATH</text:span></text:p>
      <text:p text:style-name="P14"><draw:frame draw:style-name="fr1" draw:name="Keret50" text:anchor-type="paragraph" svg:x="120.76pt" svg:y="1.16pt" svg:width="363.66pt" draw:z-index="43"><draw:text-box fo:min-height="35.4pt"><text:p text:style-name="P28"><text:span text:style-name="T1">cd</text:span> [katalogus]</text:p><text:p text:style-name="P28"/></draw:text-box></draw:frame></text:p>
      <text:p text:style-name="P14"/>
      <text:p text:style-name="P16"/>
      <text:p text:style-name="P32">katalogus:<text:tab/><text:tab/>A katalógus helyén állhat egy abszolút vagy relatív útvonal, vagy egy környezeti változó tartalma, vagy semmi. Ez utóbbi esetben a $HOME érték helyettesítődik be. A pont jelentése: aktuális könyvtár, két pont jelentése: egy szintel magasabban lévő könyvtár.</text:p>
      <text:p text:style-name="P1"><text:span text:style-name="T1">chown</text:span><text:tab/><text:span text:style-name="T3">Megváltoztatja</text:span><text:span text:style-name="T6"> a fájl tulajdonosát és csoportját</text:span></text:p>
      <text:p text:style-name="P14"><draw:frame draw:style-name="fr1" draw:name="Keret1" text:anchor-type="paragraph" svg:x="120.76pt" svg:y="1.16pt" svg:width="363.66pt" draw:z-index="8"><draw:text-box fo:min-height="35.4pt"><text:p text:style-name="P28"><text:span text:style-name="T1">chown</text:span> [opció] &lt;user[.group]&gt;&lt;file|directory&gt;</text:p><text:p text:style-name="P28"/></draw:text-box></draw:frame></text:p>
      <text:p text:style-name="P14"/>
      <text:p text:style-name="P15"/>
      <text:p text:style-name="P32">opció:<text:tab/>-i<text:tab/>megerősítés kérése</text:p>
      <text:p text:style-name="P80">-R<text:tab/>rekurzív módon</text:p>
      <text:p text:style-name="P1"><text:span text:style-name="T1">chmod</text:span><text:tab/><text:span text:style-name="T6">Fájl hozzáférési engedély módosítása</text:span></text:p>
      <text:p text:style-name="P14"><draw:frame draw:style-name="fr1" draw:name="Keret2" text:anchor-type="paragraph" svg:x="119.31pt" svg:y="1.16pt" svg:width="365.1pt" draw:z-index="0"><draw:text-box fo:min-height="32.74pt"><text:p text:style-name="P83"><text:span text:style-name="T1">chmod</text:span> [opció] &lt;ch_mode&gt;&lt;file|directory]</text:p><text:p text:style-name="P83"/></draw:text-box></draw:frame></text:p>
      <text:p text:style-name="P14"/>
      <text:p text:style-name="P15"/>
      <text:p text:style-name="P32">opció:<text:tab/>-v<text:tab/>részletez</text:p>
      <text:p text:style-name="P80">-R<text:tab/>rekurzív módon</text:p>
      <text:p text:style-name="P32">ch_mode:<text:tab/>[u|g|o|a]&lt;+|-|=&gt;&lt;r|w|x|s|t&gt;</text:p>
      <text:p text:style-name="P80">u<text:tab/>user - felhasználó</text:p>
      <text:p text:style-name="P80"><text:soft-page-break/>g<text:tab/>group - csoport</text:p>
      <text:p text:style-name="P80">o<text:tab/>others - mások</text:p>
      <text:p text:style-name="P80">a<text:tab/>all - mindenki</text:p>
      <text:p text:style-name="P80"><text:s/></text:p>
      <text:p text:style-name="P80">+<text:tab/>hozzáadás</text:p>
      <text:p text:style-name="P80">-<text:tab/>megszüntetés</text:p>
      <text:p text:style-name="P80">=<text:tab/>egyenlővé tesz</text:p>
      <text:p text:style-name="P80"/>
      <text:p text:style-name="P80">r<text:tab/>read – olvasási jog </text:p>
      <text:p text:style-name="P80">w<text:tab/>write – írási jog</text:p>
      <text:p text:style-name="P80">x<text:tab/>execute – végrehajtási jog</text:p>
      <text:p text:style-name="P80">s<text:tab/>suid és sgid bitek</text:p>
      <text:p text:style-name="P80"><text:span text:style-name="T12">t<text:tab/>sticky bi</text:span>t</text:p>
      <text:p text:style-name="P1"><text:span text:style-name="T1">chgrp</text:span><text:tab/><text:span text:style-name="T6">A fájl csoport tulajdonosának változtatása</text:span></text:p>
      <text:p text:style-name="P17"><draw:frame draw:style-name="fr1" draw:name="Keret3" text:anchor-type="paragraph" svg:x="119.31pt" svg:y="1.16pt" svg:width="365.1pt" draw:z-index="1"><draw:text-box fo:min-height="32.74pt"><text:p text:style-name="P84"><text:span text:style-name="T1">chgrp </text:span>[opció] &lt;group&gt;&lt;file|directory&gt;</text:p><text:p text:style-name="P28"/></draw:text-box></draw:frame></text:p>
      <text:p text:style-name="P17"/>
      <text:p text:style-name="P1"><text:span text:style-name="T1">convert</text:span><text:span text:style-name="T10"><text:tab/>image fájlokat konvertál át.</text:span></text:p>
      <text:p text:style-name="P2"/>
      <text:p text:style-name="P55"/>
      <text:p text:style-name="P55">$ for i in *.pnm; do convert $i $i.tiff; done</text:p>
      <text:p text:style-name="P55"/>
      <text:p text:style-name="P38">#az aktuális könyvtárban minden pnm fájlt tiff formátumra alakít</text:p>
      <text:p text:style-name="P1"><text:span text:style-name="T1">cp</text:span><text:tab/><text:span text:style-name="T6">Könyvtár vagy fájl másolása</text:span></text:p>
      <text:p text:style-name="P32">opció:<text:tab/>-i<text:tab/>megerősítés kérése</text:p>
      <text:p text:style-name="P80">-R<text:tab/>rekurzív módon</text:p>
      <text:p text:style-name="P1"><text:span text:style-name="T13">crontab</text:span><text:tab/><text:span text:style-name="T6">Parancsok végrehajtását teszi lehetővé rendszeres időközönként, úgy, hogy nem kell bejelentkezni. A kimeneti eredmény email-en érkezik. Minden felhasználó rendelkezhet sajat crontab fájllal, és minden crontab parancs a crontab fájl tulajdonosának nevében lesz elindítva.</text:span></text:p>
      <text:p text:style-name="P17"><draw:frame draw:style-name="fr1" draw:name="Keret18" text:anchor-type="paragraph" svg:x="119.31pt" svg:y="1.16pt" svg:width="365.1pt" draw:z-index="13"><draw:text-box fo:min-height="32.74pt"><text:p text:style-name="P86"><text:span text:style-name="T1">crontab </text:span>[-u user] file</text:p><text:p text:style-name="P86"><text:span text:style-name="T1">crontab </text:span>[-u user] {-l|-r|-e}</text:p></draw:text-box></draw:frame></text:p>
      <text:p text:style-name="P18"/>
      <text:p text:style-name="P32">-u<text:tab/>user<text:tab/>felhasználó</text:p>
      <text:p text:style-name="P33">-l<text:tab/>kinyomtatja az aktuális crontab fájlt</text:p>
      <text:p text:style-name="P33">-e<text:tab/>crontab fájl módosítása alapvetően a vi szerkesztőben</text:p>
      <text:p text:style-name="P33">-r<text:tab/>eltávoltítja az aktuális crontab fájlt</text:p>
      <text:p text:style-name="P87">fájl<text:tab/>crontab fájl. Minden sora egy-egy végrehajtandó parancsot definiál. Minde sor 6 mezőből áll. </text:p>
      <text:p text:style-name="P88">1-5 mező:<text:tab/><text:span text:style-name="T16">perc ora nap_a_hónapban hónap nap_a_héten.</text:span> <text:span text:style-name="T6">A </text:span><text:span text:style-name="T6">mezők értékei felsorolhat</text:span>ók (1, 14, 15) vagy tartományokkal is kifejezhetők (1-15) és akár kombinálhatók is (1-10,12-20)</text:p>
      <text:p text:style-name="P88">6. mező:<text:tab/>végrehajtandó parancs</text:p>
      <text:p text:style-name="P55"><text:span text:style-name="T17">#crontab_file</text:span><text:span text:style-name="T19"> tartalma</text:span></text:p>
      <text:p text:style-name="P58"/>
      <text:p text:style-name="P58">#fuggetlenul, hogy kinek a tulajdona a fajl, email paulnak lesz kuldve</text:p>
      <text:p text:style-name="P58">MAILTO=paul</text:p>
      <text:p text:style-name="P59"/>
      <text:p text:style-name="P59">#dec. 25. éjfélkor lejátsza a megadott zene.mp3 fajlt</text:p>
      <text:p text:style-name="P59">0 0 25 12 * mpg123 zene.mp3</text:p>
      <text:p text:style-name="P59"/>
      <text:p text:style-name="P59">#process elindítása minden második napon</text:p>
      <text:p text:style-name="P59">0 0 */2 * * process</text:p>
      <text:p text:style-name="P59"/>
      <text:p text:style-name="P59">#minden kedden du 5-kor bevasarlo listat nyomtat</text:p>
      <text:p text:style-name="P59"><text:soft-page-break/>0 17 * * 2 lpr $HOME/shoppinglist.txt</text:p>
      <text:p text:style-name="P1"><text:span text:style-name="T13">du</text:span><text:span text:style-name="T6"><text:tab/>Fájl területfelhasználásának megbecslése, rekurziv módon</text:span></text:p>
      <text:p text:style-name="P17"><draw:frame draw:style-name="fr1" draw:name="Keret17" text:anchor-type="paragraph" svg:x="119.31pt" svg:y="1.16pt" svg:width="365.1pt" draw:z-index="12"><draw:text-box fo:min-height="32.74pt"><text:p text:style-name="P86"><text:span text:style-name="T1">du </text:span>[option] [file] </text:p><text:p text:style-name="P28"/></draw:text-box></draw:frame></text:p>
      <text:p text:style-name="P18"/>
      <text:p text:style-name="P32">option:<text:tab/>-b<text:tab/>bájtokban adja meg</text:p>
      <text:p text:style-name="P89">-h<text:tab/>emberek számára olvasható formában (K, M, G)</text:p>
      <text:p text:style-name="P55"/>
      <text:p text:style-name="P55">$ du</text:p>
      <text:p text:style-name="P55"/>
      <text:p text:style-name="P55"/>
      <text:p text:style-name="P58">#az aktuális könyvtár minden fájljának méretét meghatározza. Ha az illető fájl könyvtár, akkor rekurzívan, annak tartalmát is végigvizsgálja.</text:p>
      <text:p text:style-name="P1"><text:span text:style-name="T13">echo</text:span><text:span text:style-name="T6"><text:tab/>Stringeket küld a standard kimentre.</text:span></text:p>
      <text:p text:style-name="P17"><draw:frame draw:style-name="fr1" draw:name="Keret30" text:anchor-type="paragraph" svg:x="119.31pt" svg:y="1.16pt" svg:width="365.1pt" draw:z-index="46"><draw:text-box fo:min-height="32.74pt"><text:p text:style-name="P86"><text:span text:style-name="T1">echo </text:span>[option] [string] </text:p><text:p text:style-name="P28"/></draw:text-box></draw:frame></text:p>
      <text:p text:style-name="P18"/>
      <text:p text:style-name="P32">option:<text:tab/>-e<text:tab/>Engedélyezi az escape szekvenciákat.</text:p>
      <text:p text:style-name="P89">-n<text:tab/>Nem dob új sort a végén</text:p>
      <text:p text:style-name="P73"/>
      <text:p text:style-name="P64">$ echo -e hello”\t”bello</text:p>
      <text:p text:style-name="P64"/>
      <text:p text:style-name="P64"/>
      <text:p text:style-name="P67">#a hello es a bello közé egy tab karaktert helyez.</text:p>
      <text:p text:style-name="P1"><text:span text:style-name="T13">egrep</text:span><text:span text:style-name="T6"><text:tab/>Hasonló a grep parancshoz, de itt összefűzhetjük a mintákat logikai kapcsolatokkal.</text:span></text:p>
      <text:p text:style-name="P53">lsd: <text:span text:style-name="T1">grep</text:span></text:p>
      <text:p text:style-name="P17"><draw:frame draw:style-name="fr1" draw:name="Keret22" text:anchor-type="paragraph" svg:x="119.31pt" svg:y="1.16pt" svg:width="365.1pt" draw:z-index="17"><draw:text-box fo:min-height="32.74pt"><text:p text:style-name="P86"><text:span text:style-name="T1">egrep </text:span>[optin] &lt;pattern&gt; {one or more files} </text:p><text:p text:style-name="P28"/></draw:text-box></draw:frame></text:p>
      <text:p text:style-name="P18"/>
      <text:p text:style-name="P32">option:<text:tab/>-i<text:tab/>kis és nagy betüket megjülönbözteti</text:p>
      <text:p text:style-name="P89">-v<text:tab/>fordított keresés. Azt a sort jeleníti meg, amelyik nem illeszkedik a mintára</text:p>
      <text:p text:style-name="P89">-n<text:tab/>sorszámokat is megjeleníti</text:p>
      <text:p text:style-name="P89">-w<text:tab/>a mintának a teljes szóra illeszkednie kell</text:p>
      <text:p text:style-name="P89">-q<text:tab/>csendes mód</text:p>
      <text:p text:style-name="P89">-c<text:tab/>találati sorok sorszámát is kiírja</text:p>
      <text:p text:style-name="P32">pattern:<text:tab/><text:tab/>Szövegként a megadott szövegmintát keresi. '' jelek között megadva reguláris kifejezésként kezeli a mintát, vagyis a mintában vannak a shell által is értelmezett speciális karakterek. Nem tud minden reguláris kifejezést értelmezni, ezért inkább használjuk az <text:span text:style-name="T1">egrep</text:span> parancsot. A logikai kapcsolók a következők lehetnek: </text:p>
      <text:p text:style-name="P90">|<text:tab/>Minták összefűzése</text:p>
      <text:p text:style-name="P90">+<text:tab/>Minta egy vagy többszöri előfordulását keressük</text:p>
      <text:p text:style-name="P90">?<text:tab/>Minta legfeljebb egyszeri előfordulását keressük.</text:p>
      <text:p text:style-name="P32">file:<text:tab/><text:tab/>Ha nincs megadva, akkor a standard bemenetről veszi az adatokat.</text:p>
      <text:p text:style-name="P73"/>
      <text:p text:style-name="P64">$ egrep '^main|^\/\*+Ez a foprogram!? \*+V' *.c</text:p>
      <text:p text:style-name="P64"/>
      <text:p text:style-name="P64"/>
      <text:p text:style-name="P74">#Keressük azt a c kiterjesztésü állományt, amelyben vagy a main függvény van, vagy <text:s/>egy komment sorban, esetleg csillagok közé zárva, az Ez a foprogram szöveget találja úgy hogy a végén vagy van, vagy nincs felkiáltó jel</text:p>
      <text:p text:style-name="P10"><text:span text:style-name="T13">env</text:span><text:span text:style-name="T6"><text:tab/>Lista a környezeti változókról</text:span></text:p>
      <text:p text:style-name="P10"><text:soft-page-break/><text:span text:style-name="T1">espeak</text:span><text:span text:style-name="T4"><text:tab/>Beszédgenerátor. Egy megadott szöveget olvas fel és küldi a hangkimenetre wav formátumban . Van magyar nyelvü modulja is.</text:span></text:p>
      <text:p text:style-name="P53">lsd: <text:span text:style-name="T1">festival, text2wave, kttsmgr</text:span></text:p>
      <text:p text:style-name="P14"><draw:frame draw:style-name="fr1" draw:name="Keret45" text:anchor-type="paragraph" svg:x="120.76pt" svg:y="1.16pt" svg:width="363.66pt" draw:z-index="38"><draw:text-box fo:min-height="35.4pt"><text:p text:style-name="P28"><text:span text:style-name="T1">espeak</text:span> [option] [„&lt;words&gt;”]</text:p><text:p text:style-name="P28"/></draw:text-box></draw:frame></text:p>
      <text:p text:style-name="P14"/>
      <text:p text:style-name="P16"/>
      <text:p text:style-name="P91">option:<text:tab/>-a &lt;integer&gt;<text:tab/>Amplitudó 0-200.</text:p>
      <text:p text:style-name="P95">-l &lt;integer&gt;<text:tab/>Maximum ilyen hosszúnak tekint egy sort</text:p>
      <text:p text:style-name="P95">-s &lt;integer&gt;<text:tab/>Sebesség. szó/perc, alapérték 170</text:p>
      <text:p text:style-name="P95">-v &lt;voicename&gt;<text:tab/>Voice fájlbol az adott hanggal olvas fel</text:p>
      <text:p text:style-name="P95">-w &lt;wavefile&gt;<text:tab/>A kimenet nem a hangkimenet, hanem a megadott fájl.</text:p>
      <text:p text:style-name="P95">-q <text:tab/>Csendes mód. Hasznos lehet az x kapcsolóval.</text:p>
      <text:p text:style-name="P95">-x<text:tab/>Fonéma mnemonikokat ír a standard kimenetre</text:p>
      <text:p text:style-name="P95">-z<text:tab/>Nincs Mondatvégi szünet a fájl végén</text:p>
      <text:p text:style-name="P95">--stdin<text:tab/>A standard bemenetről olvas.</text:p>
      <text:p text:style-name="P95">--stdout<text:tab/>A standard kimenetre kerül a kimenet</text:p>
      <text:p text:style-name="P95">--voices=&lt;lang&gt;<text:tab/>Listát ad a rendelkezésre álló hangokról a megadott nyelven. Ha hiányzik a &lt;lang&gt; akkor teljes listát ad.</text:p>
      <text:p text:style-name="P91">words:<text:tab/><text:tab/>Ha nincs megadva, akkor a standard bemenetről váarja a szavaakt.</text:p>
      <text:p text:style-name="P55"/>
      <text:p text:style-name="P55">$ echo „Ez a szöveg” | espeak -v hu –stdin -w ~/tmp/tmp.wav;</text:p>
      <text:p text:style-name="P55">lame ~/tmp/tmp.wav – 2&gt;/dev/null|mpg123 - 2&gt;/dev/null</text:p>
      <text:p text:style-name="P55"/>
      <text:p text:style-name="P55"/>
      <text:p text:style-name="P58">#A standard kimenetre küldi az „Ez a szöveg” <text:s/>karaktersorozatot. </text:p>
      <text:p text:style-name="P58">#A standard bemenetről az espeak beolvassa a felolvasandó szöveget</text:p>
      <text:p text:style-name="P58">#magyar nyelvű hangot választ, legenerálja és készít egy wav fájlt</text:p>
      <text:p text:style-name="P58">#A wav fájl az mpg123 bemenetére kerül ami mp3 fájlt készít belőle</text:p>
      <text:p text:style-name="P58">#és a hangkimenetre küldi</text:p>
      <text:p text:style-name="P58"/>
      <text:p text:style-name="P91"/>
      <text:p text:style-name="P55"/>
      <text:p text:style-name="P55">$ cat szoveg.txt | espeak -v hu -s 160 --stdin <text:s/>--stdout|lame - -|mpg123 -</text:p>
      <text:p text:style-name="P55"/>
      <text:p text:style-name="P55"/>
      <text:p text:style-name="P58">#!!!!!!! Ez a megoldás sajnos nem működik. Talán az espeak, nem küldi a standard kimenetre a felolvasott anyagot. Kipróbáltam úgy is, hogy „-w --” kapcsolót adtam meg, vagyis hogy fájlba készítsen wav fájlt de a fájl neve helyett a standard kimenetre küldtem az anyagot, de így sem</text:p>
      <text:p text:style-name="P57"/>
      <text:p text:style-name="P1"><text:span text:style-name="T13">expr</text:span><text:span text:style-name="T6"><text:tab/>Egy kifejezés végrehajtása, eredménye pedig a standard kimenetre kerül.</text:span></text:p>
      <text:p text:style-name="P3"><draw:frame draw:style-name="fr1" draw:name="Keret29" text:anchor-type="paragraph" svg:x="119.31pt" svg:y="1.16pt" svg:width="365.1pt" draw:z-index="23"><draw:text-box fo:min-height="32.74pt"><text:p text:style-name="P86"><text:span text:style-name="T1">expr</text:span> arg</text:p><text:p text:style-name="P28"/></draw:text-box></draw:frame></text:p>
      <text:p text:style-name="P97"/>
      <text:p text:style-name="P35">arg:<text:tab/>expr1|expr2<text:tab/><text:tab/>Ha expr1 nem nulla és nem nullstring, akkor azt adja vissza, egyébként expr2-t</text:p>
      <text:p text:style-name="P89">expr1&amp;expr2<text:tab/>Ha expr1 nulla, vagy nullstring, azt adja vissza, egyebkent expr2-t.</text:p>
      <text:p text:style-name="P89">expr1 {=,\&gt;,\&gt;=,...}expr2<text:tab/><text:tab/>Ha mindkét kifejezés egész szám, akkor a megfelelő algebrai, egyébként pedig a lexikális összehasonlítás eredményét adja vissza.</text:p>
      <text:p text:style-name="P89"><text:soft-page-break/>expr1 {+,-,\*,|,%} expr2<text:tab/>Egész értékű argomentumok összeadása, kivonása, szorzása, osztása, illetve maradékos osztása.</text:p>
      <text:p text:style-name="P73"/>
      <text:p text:style-name="P64">$ k=`expr $k + 1`</text:p>
      <text:p text:style-name="P64"/>
      <text:p text:style-name="P64"/>
      <text:p text:style-name="P58">#kiértékeli a k változó értékét, hozzá ad 1-et és az értéket a k változóba teszi.</text:p>
      <text:p text:style-name="P1"><text:span text:style-name="T13">file</text:span><text:span text:style-name="T6"><text:tab/>Megpróbálja azonosítani a fájlt a tartalma alapján. Megmondja a fájl típuság, média fájl esetén a kódolási paramétereket.</text:span></text:p>
      <text:p text:style-name="P1"><text:span text:style-name="T13">find</text:span><text:span text:style-name="T6"><text:tab/>Rekurzív módon megkeresi azokat a fájlokat, amelyek az összes megadott feltételt kielégítik. A feltételek listájának kiértékelése balról jobbra történik. A feltétel ellentettje az eléje tett felkiáltójellel állítható be. Két feltétel között vagy kapcsolatot az -o kapcsoló megadásával hozhatunk létre.</text:span></text:p>
      <text:p text:style-name="P53">lsd: <text:span text:style-name="T1">cpio</text:span></text:p>
      <text:p text:style-name="P17"><draw:frame draw:style-name="fr1" draw:name="Keret7" text:anchor-type="paragraph" svg:x="119.31pt" svg:y="1.16pt" svg:width="365.1pt" draw:z-index="45"><draw:text-box fo:min-height="32.74pt"><text:p text:style-name="P86"><text:span text:style-name="T1">find</text:span> path expression </text:p><text:p text:style-name="P28"/></draw:text-box></draw:frame></text:p>
      <text:p text:style-name="P18"/>
      <text:p text:style-name="P98">expression:<text:tab/>-amin n<text:tab/>az utóbbi n percben használt fájlok<text:tab/></text:p>
      <text:p text:style-name="P99">-anewer fájl<text:tab/>a megadott fájlnál később használt fájlok</text:p>
      <text:p text:style-name="P100">-<text:span text:style-name="T18">atime n<text:tab/>az n nappal ezelőtt utoljára használt fájlok</text:span></text:p>
      <text:p text:style-name="P99">-ctime n<text:tab/>az n nappal ezelőtt utoljára módosított fájlok (akár maguk a fájlok, akár jogosultságaik vagy tulajdonosuk)</text:p>
      <text:p text:style-name="P99">-fstype type<text:tab/>a rendszerben lévő bizonyos típusú fájlok (ext2, msdos, proc...)</text:p>
      <text:p text:style-name="P99">-group group<text:tab/>az adott csoportban tartozó fájlok (név vagy azonosító)</text:p>
      <text:p text:style-name="P99">-inum n<text:tab/>az n i-csomópontszámmal rendelkező fájlok</text:p>
      <text:p text:style-name="P99">-links n<text:tab/>n csatolással rendelkező fájlok</text:p>
      <text:p text:style-name="P99">-local <text:tab/>a fizikailag a helyi rendszerben tárolt fájlok</text:p>
      <text:p text:style-name="P99">-mtime n<text:tab/>az n nappal ezelőtt utoljára módosított fájlok (csak maguk a fájlok)</text:p>
      <text:p text:style-name="P99">-name patt<text:tab/>azon fájlok nevei, amelyek megfelelnek a megadott mintának</text:p>
      <text:p text:style-name="P99">-newer fájl<text:tab/>azon fájlok, amely utolsó módosítása újabb, mint a megadott fájlé (lsd még: mtime)</text:p>
      <text:p text:style-name="P99">-nogroup<text:tab/>azon fájlok, melyek csoportja nem létezik az /etc/grpups könyvtárnan</text:p>
      <text:p text:style-name="P99">-nouser<text:tab/>azon fájlok, melyek tulajdonosa nem létezik az /etc/passw könyvtárban</text:p>
      <text:p text:style-name="P99">-perm nnn<text:tab/>azon fájlok, melyek jogosultsága megegyezik a megadott oktális értékkel</text:p>
      <text:p text:style-name="P99">-size n[c,k]<text:tab/>az n blokk, n bájt vagy n kilóbájt méretű fájlok</text:p>
      <text:p text:style-name="P100"><text:span text:style-name="T18">-type c<text:tab/>c típusu fájlok, ahol a c a következő lista</text:span><text:span text:style-name="T19"> valamelyik eleme lehet:</text:span></text:p>
      <text:p text:style-name="P101">b<text:tab/>blokkspecifikus fájl</text:p>
      <text:p text:style-name="P101">c<text:tab/>karakterspecifikus fájl</text:p>
      <text:p text:style-name="P101">d<text:tab/>könyvtár</text:p>
      <text:p text:style-name="P101">p<text:tab/>FIFO vagy elnevezett adatcsatorna</text:p>
      <text:p text:style-name="P101">l<text:tab/>szimbolikus csatolás</text:p>
      <text:p text:style-name="P101">f<text:tab/>normál fájl</text:p>
      <text:p text:style-name="P99">-user user<text:tab/>a megadott felhsználóhoz tartozó fájlok</text:p>
      <text:p text:style-name="P99">-print<text:tab/>a megtalált fájlokat megjeleníti</text:p>
      <text:p text:style-name="P99">-print form<text:tab/>hasonló a -print hez, de a kimenet formázható</text:p>
      <text:p text:style-name="P99">-exec comm {}\;<text:tab/>a parancsot minden fájlra végrehajtja és ellenőrzi, hog a visszatérési kód 0 -e. A <text:soft-page-break/>végrehajtás után a {} helyére az aktuális fájl neve kerül</text:p>
      <text:p text:style-name="P99">-ok comm {} \;<text:tab/>hasonló az -exec-hez, de a felhasználónak a parancsokat jóvá kell hagynia.</text:p>
      <text:p text:style-name="P102"/>
      <text:p text:style-name="P73"/>
      <text:p text:style-name="P64">$ find . -type f -exec grep „figyelem” {} \; -print</text:p>
      <text:p text:style-name="P64"/>
      <text:p text:style-name="P64"/>
      <text:p text:style-name="P74">#Az aktuális könyvtárból kiidulva rekurzívan végig vizsgálja a</text:p>
      <text:p text:style-name="P59">#fájrendszert narmál fájlokat keresve, melyekben a „figyelem”</text:p>
      <text:p text:style-name="P59">#karaktersorozat elhelyezkedik</text:p>
      <text:p text:style-name="P1"><text:span text:style-name="T1">festival</text:span><text:span text:style-name="T4"><text:tab/>Beszédgenerátor. Egy megadott szöveget olvas fel és küldi a hangkimenetre.</text:span></text:p>
      <text:p text:style-name="P54"><text:span text:style-name="T6">lsd: </text:span><text:span text:style-name="T7">espeak, text2wave, kttsmgr</text:span></text:p>
      <text:p text:style-name="P50"/>
      <text:p text:style-name="P1"><text:span text:style-name="T1">ffmpeg</text:span><text:span text:style-name="T4"><text:tab/>Video konverter. Használható formátumok és kodekek listája: ffmpeg -formats paranccsal kapható meg.</text:span></text:p>
      <text:p text:style-name="P54"><text:span text:style-name="T6">lsd: </text:span><text:span text:style-name="T7">mencoder, mplayer, tcprobe, midentify</text:span></text:p>
      <text:p text:style-name="P17"><draw:frame draw:style-name="fr1" draw:name="Keret48" text:anchor-type="paragraph" svg:x="119.31pt" svg:y="1.16pt" svg:width="365.1pt" draw:z-index="41"><draw:text-box fo:min-height="32.74pt"><text:p text:style-name="P86"><text:span text:style-name="T1">ffmpeg </text:span>-i inputfile [-b &lt;int&gt;] [-vcodec &lt;codec&gt;] <text:s/>[-acodec &lt;codec&gt;] <text:s/>[-ab &lt;int&gt;] [-f &lt;form&gt;] [-s HxW]</text:p><text:p text:style-name="P28"><text:s/>[-ar &lt;int&gt;] [-y]</text:p></draw:text-box></draw:frame></text:p>
      <text:p text:style-name="P23"/>
      <text:p text:style-name="P92">-i inputfile<text:tab/> <text:tab/>az átkodolandó fájl neve</text:p>
      <text:p text:style-name="P92">-b int<text:tab/><text:tab/>video bitráta b/s -ban</text:p>
      <text:p text:style-name="P92">-vcodec codec<text:tab/><text:tab/>codec szerinti video kódolás</text:p>
      <text:p text:style-name="P92">-acodec codec<text:tab/><text:tab/>codec szerinti audio kódolás</text:p>
      <text:p text:style-name="P92">-y<text:tab/><text:tab/>felülírja a kimeneti fájlt</text:p>
      <text:p text:style-name="P92">-f form<text:tab/><text:tab/>formátumban</text:p>
      <text:p text:style-name="P92">-s HxW<text:tab/><text:tab/>képméret HxW formátumban (pixelben)</text:p>
      <text:p text:style-name="P92">-ab int<text:tab/><text:tab/>audio bitráta kb/s -ban</text:p>
      <text:p text:style-name="P92">-ar int<text:tab/><text:tab/>mintavételezési frekvencia Hz-ben</text:p>
      <text:p text:style-name="P73"/>
      <text:p text:style-name="P65">$ffmpeg -i input.avi -ar 15000 -ab 32 -f flv -s 320x240 <text:s/>output.f</text:p>
      <text:p text:style-name="P64"/>
      <text:p text:style-name="P64"/>
      <text:p text:style-name="P67">#avi-&gt;flv</text:p>
      <text:p text:style-name="P58"/>
      <text:p text:style-name="P93"/>
      <text:p text:style-name="P66">$ffmpeg -i input.avi -br 80 -vcodec wmv1 -acodec mp3 -ar 8000 -ab 16 -y output.wmv</text:p>
      <text:p text:style-name="P64"/>
      <text:p text:style-name="P64"/>
      <text:p text:style-name="P67">#avi-&gt;wmv</text:p>
      <text:p text:style-name="P60"/>
      <text:p text:style-name="P93"/>
      <text:p text:style-name="P66">$ffmpeg -i input.flv -ab 128 -ar 44100 output.mp3</text:p>
      <text:p text:style-name="P64"/>
      <text:p text:style-name="P64"/>
      <text:p text:style-name="P67">#flv-&gt;mp3 <text:s/>ujboli mintavételezéssel</text:p>
      <text:p text:style-name="P60"/>
      <text:p text:style-name="P93"/>
      <text:p text:style-name="P66">$ffmpeg -i <text:a xlink:type="simple" xlink:href="http://64.236.34.97:80/stream/1005">http://64.236.34.97:80/stream/1005</text:a> -ab 128 -ar 44100 output.mp3</text:p>
      <text:p text:style-name="P64"/>
      <text:p text:style-name="P64"/>
      <text:p text:style-name="P67">#stream rögzítés ujboli mintavételezéssel. lsd még mplayer</text:p>
      <text:p text:style-name="P60"/>
      <text:p text:style-name="P1"><text:soft-page-break/><text:span text:style-name="T1">gawk</text:span><text:span text:style-name="T3"><text:tab/>Olyan egyszerű értelmező, mely a grep és a sed jellemzőit egyesíti.</text:span></text:p>
      <text:p text:style-name="P14"><draw:frame draw:style-name="fr1" draw:name="Keret39" text:anchor-type="paragraph" svg:x="120.76pt" svg:y="1.16pt" svg:width="363.66pt" draw:z-index="48"><draw:text-box fo:min-height="35.4pt"><text:p text:style-name="P28"><text:span text:style-name="T1">gawk</text:span> [option] [program] [-v var=value] [files]</text:p><text:p text:style-name="P28"/></draw:text-box></draw:frame></text:p>
      <text:p text:style-name="P14"/>
      <text:p text:style-name="P16"/>
      <text:p text:style-name="P103">option:-<text:tab/>-f &lt;file&gt;<text:tab/>A programot a parancssor helyett a megadott fájlból olvassa.</text:p>
      <text:p text:style-name="P104">-F &lt;c&gt;<text:tab/>A mezőelválasztó karaktert c-re állítja</text:p>
      <text:p text:style-name="P104">-v var=value<text:tab/>A var változóhoz a value értéket rendeli.</text:p>
      <text:p text:style-name="P103">files:<text:tab/><text:tab/>Az itt megadott fájlt olvassa soronkétn és értékeli ki a program mezőben.</text:p>
      <text:p text:style-name="P103">program:<text:tab/><text:tab/>Minden beolvasott sor után a vezérles a program blokkra kerül, ahol egy saját nyelv alapján értékelhető ki a sor. $0 változóba kerül a teljes sor tartalma, $1-$n változókba kerülnek a sorban következő mezők a sorból. Alapértelmezésként a space és a tab a mezőelválasztó.</text:p>
      <text:p text:style-name="P36"/>
      <text:p text:style-name="P36">$ gawk '{print $0 „-” $1; print „”}' szoveg.txt</text:p>
      <text:p text:style-name="P36"/>
      <text:p text:style-name="P38">#Soronként kiolvassa a szoveg.txt fájlt</text:p>
      <text:p text:style-name="P38">#Kiírja a teljes sor tartalmát, </text:p>
      <text:p text:style-name="P38">#utána egy – jelet, majd az első mező tartalmát</text:p>
      <text:p text:style-name="P38">#Végül egy üres sort nyomtat ki</text:p>
      <text:p text:style-name="P1"><text:span text:style-name="T13">grep</text:span><text:span text:style-name="T6"><text:tab/>Karaktersorozat állományban való keresését hajtja végre.</text:span></text:p>
      <text:p text:style-name="P53">lsd: <text:span text:style-name="T1">egrep</text:span></text:p>
      <text:p text:style-name="P17"><draw:frame draw:style-name="fr1" draw:name="Keret21" text:anchor-type="paragraph" svg:x="119.31pt" svg:y="1.16pt" svg:width="365.1pt" draw:z-index="47"><draw:text-box fo:min-height="32.74pt"><text:p text:style-name="P86"><text:span text:style-name="T1">grep </text:span>[optin] &lt;pattern&gt; {one or more files} </text:p><text:p text:style-name="P28"/></draw:text-box></draw:frame></text:p>
      <text:p text:style-name="P18"/>
      <text:p text:style-name="P32">option:<text:tab/>-i<text:tab/>kis és nagy betüket megkülönbözteti</text:p>
      <text:p text:style-name="P89">-v<text:tab/>fordított keresés. Azt a sort jeleníti meg, amelyik nem illeszkedik a mintára</text:p>
      <text:p text:style-name="P89">-n<text:tab/>sorszámokat is megjeleníti</text:p>
      <text:p text:style-name="P89">-w<text:tab/>a mintának a teljes szóra illeszkednie kell</text:p>
      <text:p text:style-name="P89">-q<text:tab/>csendes mód</text:p>
      <text:p text:style-name="P89">-c<text:tab/>találati sorok sorszámát is kiírja</text:p>
      <text:p text:style-name="P32">pattern:<text:tab/><text:tab/>Szövegként a megadott szövegmintát keresi. '' jelek között megadva reguláris kifejezésként kezeli a mintát, vagyis a mintában vannak a shell által is értelmezett speciális karakterek. Nem tud minden reguláris kifejezést értelmezni, ezért inkább használjuk az <text:span text:style-name="T1">egrep</text:span> parancsot.</text:p>
      <text:p text:style-name="P32">file:<text:tab/><text:tab/>Ha nincs megadva, akkor a standard bemenetről veszi az adatokat.</text:p>
      <text:p text:style-name="P73"/>
      <text:p text:style-name="P64">$ grep -i hello fájl.name</text:p>
      <text:p text:style-name="P64"/>
      <text:p text:style-name="P64"/>
      <text:p text:style-name="P74">#Megjeleníti azokat a sorokat, amelyekben szerepel a hello karaktersorozat, függetlenül a kis és nagybetüktöl</text:p>
      <text:p text:style-name="P69"/>
      <text:p text:style-name="P73"><text:soft-page-break/></text:p>
      <text:p text:style-name="P64">$ grep -nw hello fájl.name</text:p>
      <text:p text:style-name="P64"/>
      <text:p text:style-name="P64"/>
      <text:p text:style-name="P74">#Megjeleníti azokat a sorokat, sor elején a sorszámmal, amelyekben szerepel a hello szó.</text:p>
      <text:p text:style-name="P69"/>
      <text:p text:style-name="P73"/>
      <text:p text:style-name="P64">$ ls -l | grep '^d'</text:p>
      <text:p text:style-name="P64"/>
      <text:p text:style-name="P64"/>
      <text:p text:style-name="P74">#Kilistázza az összes d-vel kezdődő sort a fájllistából, vagyis a könyvtárakat..</text:p>
      <text:p text:style-name="P1"><text:span text:style-name="T13">head</text:span><text:span text:style-name="T6"><text:tab/>A kimenetre küldi a fájl (vagy a bemenetre kerülő állomány) elejét</text:span></text:p>
      <text:p text:style-name="P110">lsd: <text:span text:style-name="T1">tail,</text:span> <text:span text:style-name="T1">more, less</text:span></text:p>
      <text:p text:style-name="P17"><draw:frame draw:style-name="fr1" draw:name="Keret24" text:anchor-type="paragraph" svg:x="119.31pt" svg:y="1.16pt" svg:width="365.1pt" draw:z-index="19"><draw:text-box fo:min-height="32.74pt"><text:p text:style-name="P86"><text:span text:style-name="T1">tail </text:span>[opció] [file] </text:p><text:p text:style-name="P28"/></draw:text-box></draw:frame></text:p>
      <text:p text:style-name="P23"/>
      <text:p text:style-name="P115">opció:<text:tab/>-c {n}<text:tab/>Az első n bájtot. Ha – értéket adunk meg, akkor mindent kinyomtat, kivéve az utolsó n darabot.</text:p>
      <text:p text:style-name="P119">-{n}<text:tab/>Az első n sort. Ha – értéket adunk meg, akkor mindent kinyomtat, kivéve az első n sort</text:p>
      <text:p text:style-name="P1"><text:span text:style-name="T13">iconv</text:span><text:span text:style-name="T6"><text:tab/>Egy adott kódolású fájl tartalmát átkódolja egy másik karakter kódolásra</text:span></text:p>
      <text:p text:style-name="P110">lsd: <text:span text:style-name="T1">locale</text:span></text:p>
      <text:p text:style-name="P17"><draw:frame draw:style-name="fr1" draw:name="Keret36" text:anchor-type="paragraph" svg:x="119.31pt" svg:y="1.16pt" svg:width="365.1pt" draw:z-index="29"><draw:text-box fo:min-height="32.74pt"><text:p text:style-name="P86"><text:span text:style-name="T1">iconv</text:span> -f encodint -t encoding inputfile</text:p><text:p text:style-name="P28"/></draw:text-box></draw:frame></text:p>
      <text:p text:style-name="P23"/>
      <text:p text:style-name="P115">opció:<text:tab/>-f <text:tab/>A forrás állomány karakterkodolása.</text:p>
      <text:p text:style-name="P119">-t<text:tab/>A cél enkodolás</text:p>
      <text:p text:style-name="P55"/>
      <text:p text:style-name="P55">$ iconv -f=ISO-8859-1 -t=UTF-8 ./file.txt &gt; ujfile.txt</text:p>
      <text:p text:style-name="P55"/>
      <text:p text:style-name="P55"/>
      <text:p text:style-name="P58">#ISO-8859-2 karakterkódolású ./file.txt fájlt átkódolja UTF-ra és</text:p>
      <text:p text:style-name="P58">#belehelyezi az ujfile.txt fájlba </text:p>
      <text:p text:style-name="P1"><text:span text:style-name="T13">jobs</text:span><text:span text:style-name="T9"><text:tab/>A job-ok </text:span><text:span text:style-name="T6">listáját</text:span><text:span text:style-name="T9"> és jobszámukat adja meg</text:span></text:p>
      <text:p text:style-name="P1"><text:span text:style-name="T13">kill</text:span><text:tab/><text:span text:style-name="T6">Szignál küldése a process-nek. Signal nélkül lelövi a process-t</text:span></text:p>
      <text:p text:style-name="P17"/>
      <text:p text:style-name="P18"><draw:frame draw:style-name="fr1" draw:name="Keret4" text:anchor-type="paragraph" svg:x="119.31pt" svg:y="1.16pt" svg:width="365.1pt" draw:z-index="2"><draw:text-box fo:min-height="32.74pt"><text:p text:style-name="P86"><text:span text:style-name="T1">kill </text:span>[n][PID] </text:p><text:p text:style-name="P28"/></draw:text-box></draw:frame></text:p>
      <text:p text:style-name="P18"/>
      <text:p text:style-name="P32">n:<text:tab/>szignál (listája: „man 7 signal” vagy „kill -l”)</text:p>
      <text:p text:style-name="P32">PID:<text:tab/>a process száma</text:p>
      <text:p text:style-name="P55"/>
      <text:p text:style-name="P55">$ kill -HUP 1234</text:p>
      <text:p text:style-name="P55"/>
      <text:p text:style-name="P55"/>
      <text:p text:style-name="P58">#az 1234 PID számú process újraindul és újra olvassa a konfigurációs #fájlokat </text:p>
      <text:p text:style-name="P1"><text:span text:style-name="T13">killall</text:span><text:span text:style-name="T9"><text:tab/></text:span><text:span text:style-name="T3">Szignál</text:span><text:span text:style-name="T9"> küldése név szerinti process-nek</text:span></text:p>
      <text:p text:style-name="P19"><draw:frame draw:style-name="fr1" draw:name="Keret5" text:anchor-type="paragraph" svg:x="119.31pt" svg:y="1.16pt" svg:width="365.1pt" draw:z-index="3"><draw:text-box fo:min-height="32.74pt"><text:p text:style-name="P84"><text:span text:style-name="T1">killall</text:span> [signal][név] </text:p><text:p text:style-name="P28"/></draw:text-box></draw:frame></text:p>
      <text:p text:style-name="P18"/>
      <text:p text:style-name="P1"><text:soft-page-break/><text:span text:style-name="T1">kprinter</text:span><text:span text:style-name="T4"><text:tab/>Nyomtatás GUI-n keresztül, ha installálva van a CUPS. Képes virtuális printerekbe nyomtatni, pld <text:s/>pdf fájlba, postscript fájlba, fax vagy mailre.</text:span></text:p>
      <text:p text:style-name="P106">lsd: lp, lpr, xpp</text:p>
      <text:p text:style-name="P1"><text:span text:style-name="T1">kttsmgr</text:span><text:span text:style-name="T4"><text:tab/>Grafikus felületet biztosító beszédgenerátor kezelő. Több beszédgenerátort tartalmazhat, melyet dcop-n keresztül lehet vezérelni.</text:span></text:p>
      <text:p text:style-name="P54"><text:span text:style-name="T6">lsd: </text:span><text:span text:style-name="T7">festival, espeak, text2wave</text:span></text:p>
      <text:p text:style-name="P73"/>
      <text:p text:style-name="P64">$ dcop kttsd kspeech setText „hello” „5”</text:p>
      <text:p text:style-name="P64">$ dcop kttsd kspeech startText 5</text:p>
      <text:p text:style-name="P64"/>
      <text:p text:style-name="P64"/>
      <text:p text:style-name="P67">#Elhelyezi a kttsmgr listajaban a „hello”. szoveget „5” azonosítóval</text:p>
      <text:p text:style-name="P67">#a „5” azonosítójú szöveg felolvasása</text:p>
      <text:p text:style-name="P61"/>
      <text:p text:style-name="P1"><text:span text:style-name="T13">lame</text:span><text:span text:style-name="T6"><text:tab/>mp3 formátumú hangfájlt készít eg nem tömörített hangfájlól</text:span></text:p>
      <text:p text:style-name="P17"><draw:frame draw:style-name="fr1" draw:name="Keret37" text:anchor-type="paragraph" svg:x="119.31pt" svg:y="1.16pt" svg:width="365.1pt" draw:z-index="30"><draw:text-box fo:min-height="32.74pt"><text:p text:style-name="P86"><text:span text:style-name="T1">lame</text:span> [option] infile outfile</text:p><text:p text:style-name="P28"/></draw:text-box></draw:frame></text:p>
      <text:p text:style-name="P23"/>
      <text:p text:style-name="P115">infile:<text:tab/> <text:tab/>Az átkódolandó hangálomány neve. Ha a standard bemenetről akarjuk olvastatni, használd a – karaktert</text:p>
      <text:p text:style-name="P115">outfil:<text:tab/><text:tab/>Az mp3 fájl neve. Ha a standard bemenetről akarjuk olvastatni, használd a – karaktert</text:p>
      <text:p text:style-name="P115">opció:<text:tab/>-r <text:tab/>Úgy veszi, hogy a bemeneti állomány row pcm</text:p>
      <text:p text:style-name="P95">-s sfreq<text:tab/>PCM formátum esetén kell megadni, különben a fejlécből olvassa ki. Értéke: 8/11.025/12/16/22.05/24/32/44.1/48</text:p>
      <text:p text:style-name="P95">--bitwidth n<text:tab/>n=8, 16, 24, 32. Default érték=16</text:p>
      <text:p text:style-name="P95">--mp2input<text:tab/>Úgy tekinti, hog a bemeneti fájl egy MPEG Layer mII fájl. Ha a fájl nevének végződése .mp2, akkor ennek megadása nem szükséges.</text:p>
      <text:p text:style-name="P95">--mp3input<text:tab/>Úgy tekinti, hogy a bemeneti fájl egy MPEG Layer III fájl. <text:s/>Ha a fájl nevének végződése .mp3, akkor ennek megadása nem szükséges. Hasznos lehet újramintavételezésre.</text:p>
      <text:p text:style-name="P95">--decode<text:tab/>Wav fájlt készít kimenetként. -t kapcsoló megadásával raw PCM formátumot készít</text:p>
      <text:p text:style-name="P1"><text:span text:style-name="T1">ldconfig</text:span><text:span text:style-name="T4"><text:tab/>Library-k ujra olvasás</text:span></text:p>
      <text:p text:style-name="P54"><text:span text:style-name="T6">lsd: </text:span><text:span text:style-name="T7">/etc/ld.so.conf</text:span></text:p>
      <text:p text:style-name="P1"><text:span text:style-name="T1">less</text:span><text:tab/><text:span text:style-name="T6">Hosszú </text:span><text:span text:style-name="T3">fájlok</text:span><text:span text:style-name="T6"> megjelenítése lapról lapra</text:span></text:p>
      <text:p text:style-name="P53"><text:span text:style-name="T10">lsd: </text:span><text:span text:style-name="T1">more, tail, head</text:span><text:span text:style-name="T11"> </text:span></text:p>
      <text:p text:style-name="P1"><text:span text:style-name="T13">loadkeys</text:span><text:span text:style-name="T9"><text:tab/>Billenyűzet kodoló táblázat beolvasása. <text:s/>Az alapértelmezett fájlname /usr/lib/kbd/keymaps könyvtárban. <text:s/>Ez csak a konsolos működés esetén érvényes</text:span></text:p>
      <text:p text:style-name="P53"><text:span text:style-name="T10">lsd: </text:span><text:span text:style-name="T1">/usr/lib/kbd/keymaps/i386/qwerty/...</text:span><text:span text:style-name="T11"> </text:span></text:p>
      <text:p text:style-name="P26"><draw:frame draw:style-name="fr1" draw:name="Keret41" text:anchor-type="paragraph" svg:x="119.31pt" svg:y="-7.54pt" svg:width="365.1pt" draw:z-index="32"><draw:text-box fo:min-height="32.74pt"><text:p text:style-name="P84"><text:span text:style-name="T1">loadkeys</text:span> [-d] [filename ]</text:p><text:p text:style-name="P28"/></draw:text-box></draw:frame></text:p>
      <text:p text:style-name="P26"/>
      <text:p text:style-name="P118">-d:<text:tab/><text:tab/>default billenyűzet táblázat: /usr/lib/kbd/keymaps/defkeymap.kmap</text:p>
      <text:p text:style-name="P75">$ loadkeys /usr/lib/kbd/keymaps/i386/qwerty/hu101.kmap.gz</text:p>
      <text:p text:style-name="P73"/>
      <text:p text:style-name="P58">#magyar 101-es qwerty billentyűzet betöltése <text:s/></text:p>
      <text:p text:style-name="P47"><text:span text:style-name="T9">A Mandriva indulásakor az </text:span><text:span text:style-name="T8">etc/rc.d/rc.sysinit</text:span><text:span text:style-name="T9"> fájlban intézi a </text:span><text:soft-page-break/><text:span text:style-name="T9">billentyűzet inicializálását. Kiolvassa az </text:span><text:span text:style-name="T8">/etc/sysconfig/keyboard</text:span><text:span text:style-name="T9"> fájlt, és az ott talált két változó tartalmának megfelelően hívja meg a </text:span><text:span text:style-name="T8">loadkeys</text:span><text:span text:style-name="T9"> prgramot. </text:span></text:p>
      <text:p text:style-name="P73">#/etc/sysconfig/keyboard</text:p>
      <text:p text:style-name="P73">KEYBOARD=us_intl</text:p>
      <text:p text:style-name="P73">KEYTABLE=us-intl</text:p>
      <text:p text:style-name="P67">#amerikai billentyűzet <text:s/></text:p>
      <text:p text:style-name="P43"/>
      <text:p text:style-name="P73">#/etc/sysconfig/keyboard</text:p>
      <text:p text:style-name="P73">KEYBOARD=hu101</text:p>
      <text:p text:style-name="P73">KEYTABLE=hu101</text:p>
      <text:p text:style-name="P67">#magyar qwery billentyűzet <text:s/></text:p>
      <text:p text:style-name="P1"><text:span text:style-name="T13">locale</text:span><text:span text:style-name="T9"><text:tab/>Local specifikus információk küldése a standard kimenetre, paraméter nélküli meghívás esetén. Az aktuális local-ok állapotát az /etc/sysconfig/i18n fájl tartalmazza. Ennek értékét bejelentkezés során is állíthatjuk valamelyik shell scriptben, pld .bash_profile-ban, vagy a</text:span><text:span text:style-name="T8">~/</text:span><text:span text:style-name="T9"> könyvtárban elhelyezhetjük a </text:span><text:span text:style-name="T8">.i18n</text:span><text:span text:style-name="T9"> fájlt, melyben a teljes lokalizációs változólistát felsorolhatjuk, és ez <text:s/>automatikusan betöltésre kerül.</text:span></text:p>
      <text:p text:style-name="P53"><text:span text:style-name="T10">lsd: </text:span><text:span text:style-name="T1">iconv</text:span><text:span text:style-name="T10">, </text:span><text:span text:style-name="T2">/etc/sysconfig/i18n</text:span><text:span text:style-name="T11">, </text:span><text:span text:style-name="T2">~/.bash_profile</text:span><text:span text:style-name="T11">, </text:span></text:p>
      <text:p text:style-name="P26"><draw:frame draw:style-name="fr1" draw:name="Keret35" text:anchor-type="paragraph" svg:x="119.31pt" svg:y="1.16pt" svg:width="365.1pt" draw:z-index="28"><draw:text-box fo:min-height="32.74pt"><text:p text:style-name="P84"><text:span text:style-name="T1">locale</text:span> [-a] [-m] </text:p><text:p text:style-name="P28"/></draw:text-box></draw:frame></text:p>
      <text:p text:style-name="P26"/>
      <text:p text:style-name="P118"/>
      <text:p text:style-name="P117">-a:<text:tab/><text:tab/>listát ad az alkalmazható local-okról</text:p>
      <text:p text:style-name="P117">-m:<text:tab/><text:tab/>listát ad az alkalmazható karakter térképekről</text:p>
      <text:p text:style-name="P117"/>
      <text:p text:style-name="P75"/>
      <text:p text:style-name="P73">#~/.bash_profile fájl tartalmának részlete</text:p>
      <text:p text:style-name="P73"/>
      <text:p text:style-name="P55">...</text:p>
      <text:p text:style-name="P73">export LANG=hu_HU.ISO-8859-2</text:p>
      <text:p text:style-name="P55">….</text:p>
      <text:p text:style-name="P58"><text:s text:c="2"/></text:p>
      <text:p text:style-name="P71"/>
      <text:p text:style-name="P55"/>
      <text:p text:style-name="P73">#/etc/sysconfig/i18n fájl tartalmának részlete</text:p>
      <text:p text:style-name="P73"/>
      <text:p text:style-name="P73">LC_TELEPHONE=hu_HU.UTF-8</text:p>
      <text:p text:style-name="P55">LC_CTPE=hu_HU.UTF-8</text:p>
      <text:p text:style-name="P55">LANGUAGE=hu_HU.UTF-8:hu</text:p>
      <text:p text:style-name="P55">LC_MONETARY=hu_HU.UTF-8</text:p>
      <text:p text:style-name="P55">….</text:p>
      <text:p text:style-name="P58"><text:s text:c="2"/></text:p>
      <text:p text:style-name="P117"/>
      <text:p text:style-name="P10"><text:span text:style-name="T13">locate</text:span><text:span text:style-name="T9"><text:tab/>Név alapján keres fájlokat adatbázis felhasználásával. Az adatbázist az updatedb paranccsal hozhatjuk létre. <text:s/>Az alapértelmezett adatbázis a /var/lib/mlocate/mlocate.db</text:span></text:p>
      <text:p text:style-name="P48"><text:span text:style-name="T10">lsd: </text:span><text:span text:style-name="T1">updatedb</text:span><text:span text:style-name="T10">, </text:span><text:span text:style-name="T2">/var/lib/mlocate/mlocate.db</text:span><text:span text:style-name="T11"> </text:span></text:p>
      <text:p text:style-name="P1"><text:span text:style-name="T1">lp</text:span><text:span text:style-name="T4"><text:tab/>Nyomtatás, ha installálva van a CUPS.</text:span></text:p>
      <text:p text:style-name="P107">lsd: <text:span text:style-name="T1">lpr, xpp, kprinter, lppasswd</text:span></text:p>
      <text:p text:style-name="P1"><text:span text:style-name="T1">lpr</text:span><text:span text:style-name="T4"><text:tab/>Nyomtatás, ha installálva van a CUPS.</text:span></text:p>
      <text:p text:style-name="P106">lsd: lp, xpp, kprinter, lppasswd</text:p>
      <text:p text:style-name="P120"><text:span text:style-name="T1">lppasswd</text:span><text:tab/><text:span text:style-name="T6">A CUPS adminisztrációs felülethez való h</text:span><text:span text:style-name="T3">ozzáférő felhasználók </text:span><text:soft-page-break/><text:span text:style-name="T3">kezelése: Ha root-ként hívtuk meg, akkor hozzáadhatunk illetve elvehetünk felhasználókat a listából, ha normál felhasználóként hívjuk meg akkor meg kéri a régi és az új jelszavunkat.</text:span></text:p>
      <text:p text:style-name="P14"><draw:frame draw:style-name="fr1" draw:name="Keret31" text:anchor-type="paragraph" svg:x="120.76pt" svg:y="1.16pt" svg:width="363.66pt" draw:z-index="49"><draw:text-box fo:min-height="35.4pt"><text:p text:style-name="P28"><text:span text:style-name="T1">lppasswd</text:span> [-a|-x] felhasználónév</text:p><text:p text:style-name="P28"/></draw:text-box></draw:frame></text:p>
      <text:p text:style-name="P14"/>
      <text:p text:style-name="P15"/>
      <text:p text:style-name="P44"/>
      <text:p text:style-name="P36">$ lppasswd -a felhasználónév</text:p>
      <text:p text:style-name="P36">#új felhasználó rögzítése a password fájlban. Meg kell adni a jelszót is amikor a program kérni fogja</text:p>
      <text:p text:style-name="P108"/>
      <text:p text:style-name="P108">lsd: lp, lpr, xpp, kprinter</text:p>
      <text:p text:style-name="P1"><text:span text:style-name="T1">lsattr</text:span><text:span text:style-name="T4"><text:tab/>Megmutatja a fájl attributumait.</text:span></text:p>
      <text:p text:style-name="P107">lsd: <text:span text:style-name="T1">chattr</text:span></text:p>
      <text:p text:style-name="P1"><text:span text:style-name="T1">ls</text:span><text:span text:style-name="T10"><text:tab/></text:span><text:span text:style-name="T4">Az aktuális könyvtár tartalmát írja ki a kimenetre</text:span></text:p>
      <text:p text:style-name="P32">opció:<text:tab/>-a<text:tab/>minden fájlt</text:p>
      <text:p text:style-name="P80">-R<text:tab/><text:span text:style-name="T12">rekurzív </text:span>módon</text:p>
      <text:p text:style-name="P80">-s<text:tab/>fájl mérete kB-ban</text:p>
      <text:p text:style-name="P80">-l<text:tab/>plusz információk</text:p>
      <text:p text:style-name="P82"><text:span text:style-name="T18">-i<text:tab/>node szá</text:span><text:span text:style-name="T17">mot is mutatj</text:span>a</text:p>
      <text:p text:style-name="P1"><text:span text:style-name="T13">macchanger</text:span><text:span text:style-name="T6"><text:tab/>Az aktuális Ethernet kártyánk MAC címét képes megváltoztatni.</text:span></text:p>
      <text:p text:style-name="P1"/>
      <text:p text:style-name="P17"><draw:frame draw:style-name="fr1" draw:name="Frame1" text:anchor-type="paragraph" svg:x="119.31pt" svg:y="1.16pt" svg:width="365.1pt" draw:z-index="52"><draw:text-box fo:min-height="32.74pt"><text:p text:style-name="P86"><text:span text:style-name="T1">macchanger </text:span>[options] device </text:p><text:p text:style-name="P28"/></draw:text-box></draw:frame></text:p>
      <text:p text:style-name="P18"/>
      <text:p text:style-name="P32"/>
      <text:p text:style-name="P55"/>
      <text:p text:style-name="P55">$ <text:span text:style-name="Source_20_Text"><text:span text:style-name="T24">macchanger --mac=00:40:f4:63:ca:2a eth0</text:span></text:span></text:p>
      <text:p text:style-name="P55"/>
      <text:p text:style-name="P55"/>
      <text:p text:style-name="P58">#Megváltoztatja az aktuális MAC címet az eth0 interfészen</text:p>
      <text:p text:style-name="P58">#00:40:f4:63:ca:2a értékre</text:p>
      <text:p text:style-name="P5"/>
      <text:p text:style-name="P1"><text:span text:style-name="T13">man</text:span><text:span text:style-name="T6"><text:tab/>Egy parancs referencia kézikötetének megjelenítése. A referencia kötetek hagyományosan nyolc fejezetre tagolódnak(1-shellből kiadható parancsok, 2-rendszerhívások, 3-szubrutinok, 4-állományformátumok, 5-vegyes szolgáltatások, 6-játékprogramok, 7-perifériaállományok, 8-rendszeradminisztráció)</text:span></text:p>
      <text:p text:style-name="P17"><draw:frame draw:style-name="fr1" draw:name="Keret16" text:anchor-type="paragraph" svg:x="119.31pt" svg:y="1.16pt" svg:width="365.1pt" draw:z-index="11"><draw:text-box fo:min-height="32.74pt"><text:p text:style-name="P86"><text:span text:style-name="T1">man </text:span>[fejezet][oldal] </text:p><text:p text:style-name="P28"/></draw:text-box></draw:frame></text:p>
      <text:p text:style-name="P18"/>
      <text:p text:style-name="P32">fejezet:<text:tab/>fejezet száma (1-8)</text:p>
      <text:p text:style-name="P32">oldal:<text:tab/>a kért parancs neve</text:p>
      <text:p text:style-name="P55"/>
      <text:p text:style-name="P55">$ man 7 signal</text:p>
      <text:p text:style-name="P55"/>
      <text:p text:style-name="P55"/>
      <text:p text:style-name="P58">#a kill-nek küldhető szignálok listáját adja meg. </text:p>
      <text:p text:style-name="P1"><text:span text:style-name="T13">mencoder</text:span><text:span text:style-name="T9"><text:tab/>Multimédia kodoló szoftver. </text:span></text:p>
      <text:p text:style-name="P107">Codec: DivX, Xvid, ffflv, ffodivx, lavc ...</text:p>
      <text:p text:style-name="P107">Format: mpeg4, mpeg2 (DVD), FlashVideo ...</text:p>
      <text:p text:style-name="P107"><text:soft-page-break/>Container: avi, ASF, Matroska, Ogg...</text:p>
      <text:p text:style-name="P107">Ha nem akarsz hangot, akkor használd a -nosound kapcsolót</text:p>
      <text:p text:style-name="P105"><text:span text:style-name="T10">lsd: </text:span><text:span text:style-name="T1">ffmpeg, mplayer, tcprobe, midentify</text:span></text:p>
      <text:p text:style-name="P19"><draw:frame draw:style-name="fr1" draw:name="Keret47" text:anchor-type="paragraph" svg:x="119.31pt" svg:y="1.16pt" svg:width="365.1pt" draw:z-index="40"><draw:text-box fo:min-height="32.74pt"><text:p text:style-name="P84"><text:span text:style-name="T1">mencoder</text:span> </text:p><text:p text:style-name="P28"/></draw:text-box></draw:frame></text:p>
      <text:p text:style-name="P24"/>
      <text:p text:style-name="P24"/>
      <text:p text:style-name="P55"/>
      <text:p text:style-name="P55">$ mencoder -idx input.avi -ovc copy -oac copy -o output.avi</text:p>
      <text:p text:style-name="P55"/>
      <text:p text:style-name="P40">#Ha a filmet nem lehet előre-hátra tekerni, akkor készít hozzá. </text:p>
      <text:p text:style-name="P24"/>
      <text:p text:style-name="P55"/>
      <text:p text:style-name="P55">$ mencoder -ovc help</text:p>
      <text:p text:style-name="P55"/>
      <text:p text:style-name="P58">#Lista a lehetséges video kodekekről</text:p>
      <text:p text:style-name="P58">#lavc<text:tab/>-default érték, mpeg4 formátum</text:p>
      <text:p text:style-name="P58">#xvid<text:tab/>-mpeg4 formátum, XviD codec</text:p>
      <text:p text:style-name="P58">#x266<text:tab/>-mpeg4 formátum, H.246 codec</text:p>
      <text:p text:style-name="P58">#nuv</text:p>
      <text:p text:style-name="P58">#raw<text:tab/>-tömörítettlen video</text:p>
      <text:p text:style-name="P58">#copy<text:tab/>-nem kódol újra, csak másol</text:p>
      <text:p text:style-name="P58">#</text:p>
      <text:p text:style-name="P58">#<text:tab/>lavc esetén használható kodekek „-lavcopts vcodec=” kapcsolóval</text:p>
      <text:p text:style-name="P58">#<text:tab/>mjpeg, ljpeg, h261, h263, mpeg4, msmpeg4v2, wmv1, wmv2,</text:p>
      <text:p text:style-name="P58">#<text:tab/>rv10, mpeg1video, mpeg2video, huffyuv, ffvhuff, asv1, asv2,</text:p>
      <text:p text:style-name="P58">#<text:tab/>ffv1, flv, dvvideo, svq1, snow</text:p>
      <text:p text:style-name="P58"/>
      <text:p text:style-name="P6"/>
      <text:p text:style-name="P73"/>
      <text:p text:style-name="P64">$ mencoder -oac help</text:p>
      <text:p text:style-name="P64"/>
      <text:p text:style-name="P67">#Lista a lehetséges audio kodekekről</text:p>
      <text:p text:style-name="P67">#lavc<text:tab/><text:tab/>-default érték, mp2 formátum</text:p>
      <text:p text:style-name="P67">#mp3lame<text:tab/>-mp3</text:p>
      <text:p text:style-name="P67">#faac<text:tab/><text:tab/>-FAAC AAC</text:p>
      <text:p text:style-name="P67">#toolame<text:tab/>-MPEG Audio Layer 2</text:p>
      <text:p text:style-name="P67">#twolame<text:tab/>-MPEG Audio Layer 2</text:p>
      <text:p text:style-name="P67">#copy<text:tab/><text:tab/>-tömörítettlen PCM </text:p>
      <text:p text:style-name="P67">#copy<text:tab/><text:tab/>-nem kódol újra, csak másol</text:p>
      <text:p text:style-name="P67">#</text:p>
      <text:p text:style-name="P67">#<text:tab/>lavc esetén használható kodekek „-lavcopts vcodec=” kapcsolóval</text:p>
      <text:p text:style-name="P67">#<text:tab/>mjpeg, ljpeg, h261, h263, mpeg4, msmpeg4v2, wmv1, wmv2,</text:p>
      <text:p text:style-name="P67">#<text:tab/>rv10, mpeg1video, mpeg2video, huffyuv, ffvhuff, asv1, asv2,</text:p>
      <text:p text:style-name="P67">#<text:tab/>ffv1, flv, dvvideo, svq1, snow</text:p>
      <text:p text:style-name="P58"/>
      <text:p text:style-name="P6"/>
      <text:p text:style-name="P73"><text:soft-page-break/></text:p>
      <text:p text:style-name="P65">$mencoder input.avi -o output.wmv -ovc lavc -lavcopts vcodec=wmv2:vbitrate=300 -oac lavc -lavcopts acodec=mp3:abitrate=48</text:p>
      <text:p text:style-name="P64"/>
      <text:p text:style-name="P67">#avi-&gt;wmv</text:p>
      <text:p text:style-name="P67">#egy avi fájlt wmv fájllá kodol át, wmv2 codec-kel 300-as bitrátával</text:p>
      <text:p text:style-name="P67">#és mp3 hangcodec-kel 48-as bitrátával</text:p>
      <text:p text:style-name="P58"/>
      <text:p text:style-name="P6"/>
      <text:p text:style-name="P73"/>
      <text:p text:style-name="P65">$mencoder input.flv -o output.avi -ovc lavc -oac lavc -ffourcc DX50</text:p>
      <text:p text:style-name="P64"/>
      <text:p text:style-name="P64"/>
      <text:p text:style-name="P67">#flv-&gt;divx5</text:p>
      <text:p text:style-name="P67">#-ovc lavc<text:tab/><text:tab/>-&gt;mpeg4 format, FMP4 header</text:p>
      <text:p text:style-name="P67">#-oac lavc<text:tab/><text:tab/>-&gt;mp2 format</text:p>
      <text:p text:style-name="P67">#-ffourcc DX50<text:tab/>-&gt;DivX5 kompatibilis header FMP4 helyett</text:p>
      <text:p text:style-name="P58"/>
      <text:p text:style-name="P6"/>
      <text:p text:style-name="P73"/>
      <text:p text:style-name="P65">$mencoder input.flv -o output.avi -ovc lavc -ffourcc DX50 -oac lavc -lavcopts acodec=libmp3lame:abitrate=192</text:p>
      <text:p text:style-name="P64"/>
      <text:p text:style-name="P64"/>
      <text:p text:style-name="P67">#flv-&gt;divx5</text:p>
      <text:p text:style-name="P67">#-ovc lavc<text:tab/><text:tab/>-&gt;mpeg4 format, FMP4 header</text:p>
      <text:p text:style-name="P67">#-oac lavc<text:tab/><text:tab/>-&gt;mp2 format</text:p>
      <text:p text:style-name="P67">#-ffourcc DX50<text:tab/>-&gt;DivX5 kompatibilis header FMP4 helyett</text:p>
      <text:p text:style-name="P58">#lavcopts<text:tab/><text:tab/>-&gt;a lavc opció állitása</text:p>
      <text:p text:style-name="P58"><text:tab/>acodec=libmp3lame<text:tab/>-&gt; mp3 codec használata a hangra</text:p>
      <text:p text:style-name="P58"><text:tab/>abitrate=192<text:tab/><text:tab/>-&gt; 123 bitráta</text:p>
      <text:p text:style-name="P58"/>
      <text:p text:style-name="P6"/>
      <text:p text:style-name="P73"/>
      <text:p text:style-name="P65">$mencoder input.flv -o output.avi -ovc xvid -oac mp3lame -lameopts abr:br=192 -xvidencopts pass=2:bitrate=600</text:p>
      <text:p text:style-name="P64"/>
      <text:p text:style-name="P64"/>
      <text:p text:style-name="P67">#flv-&gt;xvid</text:p>
      <text:p text:style-name="P67">#-ovc <text:tab/><text:tab/><text:tab/>-&gt;XviD codec használata</text:p>
      <text:p text:style-name="P67">#-oac mp3lame<text:tab/>-&gt;mp3 format</text:p>
      <text:p text:style-name="P58">#lameopts<text:tab/><text:tab/>-&gt;az mp3 opcióit állítja</text:p>
      <text:p text:style-name="P58">#<text:tab/>abr:br=192<text:tab/>-&gt;192 bitráta</text:p>
      <text:p text:style-name="P67">#-xvidencopts<text:tab/>-&gt;az xvid opcióit állítja</text:p>
      <text:p text:style-name="P58">#<text:tab/>pass=2<text:tab/>-&gt;2 menetes fordítás</text:p>
      <text:p text:style-name="P58">#<text:tab/>bitrate=600<text:tab/>-&gt;600 bitráta</text:p>
      <text:p text:style-name="P58"/>
      <text:p text:style-name="P6"/>
      <text:p text:style-name="P73"/>
      <text:p text:style-name="P65">$mencoder input.nsv -o output.avi -ovc lavc -oac mp3lame -lameopts abr:br=64</text:p>
      <text:p text:style-name="P64"/>
      <text:p text:style-name="P67">#nsv-&gt;divx</text:p>
      <text:p text:style-name="P58"/>
      <text:p text:style-name="P6"><text:soft-page-break/></text:p>
      <text:p text:style-name="P73"/>
      <text:p text:style-name="P68"><text:span text:style-name="T3">$</text:span><text:span text:style-name="T6">mencoder "$movie" -o "$NEWPATH" -of lavf -oac mp3lame -lameopts abr:br=56 -ovc lavc -lavcopts vcodec=flv:vbitrate=500:mbd=2:mv0:trell:v4mv:cbp:last_pred=3 -lavfopts i_certify_that_my_video_stream_does_not_use_b_frames -vf scale=352:160 -srate 22050 </text:span>-vf harddup</text:p>
      <text:p text:style-name="P56"/>
      <text:p text:style-name="P67">#rm-&gt;flv</text:p>
      <text:p text:style-name="P62"/>
      <text:p text:style-name="P111">Használhatunk profilt is. Ehez módosítani kell a ~/.mplayer/mencoder.conf fájlt. Be kell szúrni egy kódolási sorozatot, amely egy szögletes zárójelek közé írt azonosítóval kezdődik. Ezekután az mplayert a „-profile &lt;azonosító&gt;” kapcsolóval kell hívni. Pld a config fájl tartalma:</text:p>
      <text:p text:style-name="P73"/>
      <text:p text:style-name="P74">[svi]<text:line-break/>fps=30<text:line-break/>srate=44100<text:line-break/>mc=0.1<text:line-break/>oac=mp3lame=true<text:line-break/>lameopts=cbr=true:br=128<text:line-break/>ovc=xvid=true<text:line-break/>xvidencopts=fixed_quant=4:max_bframes=0:quant_type =h263<text:line-break/>profile-desc="fps=30 srate=44100 mc=0.1 oac=mp3lame=true lameopts=cbr=true:br=128 ovc=xvid=true xvidencopts=fixed_quant=4:max_bframes=0:quant_type =h263"</text:p>
      <text:p text:style-name="P59">vf=scale=160:120,harddup</text:p>
      <text:p text:style-name="P63"/>
      <text:p text:style-name="P111">És a kódolás elindítása:</text:p>
      <text:p text:style-name="P73"/>
      <text:p text:style-name="P39">mencoder movie.avi -o movie.svi -profile svi<text:line-break/></text:p>
      <text:p text:style-name="P111"/>
      <text:p text:style-name="P1"><text:span text:style-name="T13">mesg</text:span><text:span text:style-name="T9"><text:tab/>Engedélyezi vagy tiltja egy másik felhasználó által write paranccsal küldött üzenet megjelenését a képernyőn.</text:span></text:p>
      <text:p text:style-name="P105"><text:span text:style-name="T10">lsd: </text:span><text:span text:style-name="T1">write</text:span></text:p>
      <text:p text:style-name="P19"><draw:frame draw:style-name="fr1" draw:name="Keret32" text:anchor-type="paragraph" svg:x="119.31pt" svg:y="1.16pt" svg:width="365.1pt" draw:z-index="25"><draw:text-box fo:min-height="32.74pt"><text:p text:style-name="P84"><text:span text:style-name="T1">mesg</text:span> [-n] [-y]</text:p><text:p text:style-name="P28"/></draw:text-box></draw:frame></text:p>
      <text:p text:style-name="P18"/>
      <text:p text:style-name="P32">-n<text:tab/><text:tab/>A képernyőn a küldött szöveg nem jelenhet meg.</text:p>
      <text:p text:style-name="P32">-y<text:tab/><text:tab/>A képernyőn a küldött szöveg megjelenhet. Ez az alapértelmezett.</text:p>
      <text:p text:style-name="P1"><text:span text:style-name="T1">midentify</text:span><text:span text:style-name="T4"><text:tab/>Információ nyerése egy médiafájlból</text:span></text:p>
      <text:p text:style-name="P53">lsd: <text:span text:style-name="T1">tcprobe, text2wave</text:span></text:p>
      <text:p text:style-name="P14"><draw:frame draw:style-name="fr1" draw:name="Keret44" text:anchor-type="paragraph" svg:x="120.76pt" svg:y="1.16pt" svg:width="363.66pt" draw:z-index="35"><draw:text-box fo:min-height="35.4pt"><text:p text:style-name="P28"><text:span text:style-name="T1">midentify</text:span> media.file</text:p><text:p text:style-name="P28"/></draw:text-box></draw:frame></text:p>
      <text:p text:style-name="P14"/>
      <text:p text:style-name="P16"/>
      <text:p text:style-name="P10"><text:span text:style-name="T1">mplayer</text:span><text:span text:style-name="T4"><text:tab/>Média fájlokat képes lejátszani és képes stream-eket rögzíteni.</text:span></text:p>
      <text:p text:style-name="P53">lsd: <text:span text:style-name="T1">mencoder</text:span></text:p>
      <text:p text:style-name="P49"/>
      <text:p text:style-name="P75"/>
      <text:p text:style-name="P55">$ mplayer -ao help</text:p>
      <text:p text:style-name="P55"><text:soft-page-break/></text:p>
      <text:p text:style-name="P51">#Kinyomtatja a lehetséges audio kimenet típusát</text:p>
      <text:p text:style-name="P49"/>
      <text:p text:style-name="P75"/>
      <text:p text:style-name="P55">$ mplayer -idx media.file</text:p>
      <text:p text:style-name="P55"/>
      <text:p text:style-name="P51">#Ha nincs indexe a fájlnak, akkor indexelve játssza le, így használható a az előre és hátra tekerés</text:p>
      <text:p text:style-name="P49"/>
      <text:p text:style-name="P75"/>
      <text:p text:style-name="P55">$ mplayer <text:a xlink:type="simple" xlink:href="http://stream001.radio.hu/mr1.m3u">http://stream001.radio.hu/mr1.m3u</text:a> -ao alsa -vc null -vo null</text:p>
      <text:p text:style-name="P55"/>
      <text:p text:style-name="P52">#A kossutrádió éppen folyó adását küldi az ALSA hangrendszerre, vagyis hallgathatjuk</text:p>
      <text:p text:style-name="P49"/>
      <text:p text:style-name="P75"/>
      <text:p text:style-name="P55">$ mplayer <text:a xlink:type="simple" xlink:href="http://stream001.radio.hu/mr1.m3u">http://stream001.radio.hu/mr1.m3u</text:a> -ao pcm:file= filename.wav -vc null -vo null</text:p>
      <text:p text:style-name="P55"/>
      <text:p text:style-name="P52">#A kossut rádió éppen folyó adását rögzítia filename.wav fájlba</text:p>
      <text:p text:style-name="P49"/>
      <text:p text:style-name="P49"/>
      <text:p text:style-name="P49"/>
      <text:p text:style-name="P75"/>
      <text:p text:style-name="P55">$ mplayer -dumpstream mms://somehost.com/directory/file.wmv</text:p>
      <text:p text:style-name="P55">$ mplayer -dumpstream rtsp://somehost.com/directory/file.rm</text:p>
      <text:p text:style-name="P55">$ mplayer -dumpstream rtsp://somehost.com/directory/file.ra</text:p>
      <text:p text:style-name="P55">$ mplayer -dumpstream rtsp://somehost.com/directory/file.asf</text:p>
      <text:p text:style-name="P55"/>
      <text:p text:style-name="P55"/>
      <text:p text:style-name="P58">#Rögzít egy wmv formátumu media streamet az aktuális könyvtárban stream.dump nevü fájlba. -dumpfile &lt;file.name&gt; kapcsolóval pedig a megadott nevü állományba rögzít.</text:p>
      <text:p text:style-name="P72"/>
      <text:p text:style-name="P73"/>
      <text:p text:style-name="P65"><text:span text:style-name="Source_20_Text"><text:span text:style-name="T20">mplayer -ao pcm:waveheader:file="su.wav" "somethingunderstood.rm" -vo null -vc dummy <text:line-break/></text:span></text:span></text:p>
      <text:p text:style-name="P56"><text:span text:style-name="Source_20_Text"><text:span text:style-name="T20">lame -h -ms "su.wav" "su.mp3"</text:span></text:span></text:p>
      <text:p text:style-name="P64"/>
      <text:p text:style-name="P67">#rm fájlt alakít át mp3-má</text:p>
      <text:p text:style-name="P67"/>
      <text:p text:style-name="P72"/>
      <text:p text:style-name="P73"/>
      <text:p text:style-name="P65"><text:span text:style-name="Source_20_Text"><text:span text:style-name="T20">mplayer -dumpaudio vidofile.avi -dumpfile audiofile.mp3 <text:line-break/></text:span></text:span></text:p>
      <text:p text:style-name="P67">#hang leválasztása a videoról. Ha át is kellkódolni, akkor lsd ffmpeg-t</text:p>
      <text:p text:style-name="P67"/>
      <text:p text:style-name="P9"/>
      <text:p text:style-name="P1"><text:span text:style-name="T1">mkfifo</text:span><text:tab/><text:span text:style-name="T4">Csővezetéket</text:span><text:span text:style-name="T6"> hoz létre</text:span></text:p>
      <text:p text:style-name="P17"><draw:frame draw:style-name="fr1" draw:name="Keret6" text:anchor-type="paragraph" svg:x="119.31pt" svg:y="1.16pt" svg:width="365.1pt" draw:z-index="4"><draw:text-box fo:min-height="32.74pt"><text:p text:style-name="P84"><text:span text:style-name="T1">mkfifo</text:span> [opció] name</text:p><text:p text:style-name="P28"/></draw:text-box></draw:frame></text:p>
      <text:p text:style-name="P18"/>
      <text:p text:style-name="P1"><text:span text:style-name="T1">mkdir</text:span><text:tab/><text:span text:style-name="T6">Üres könyvtár készítése</text:span></text:p>
      <text:p text:style-name="P1"><text:span text:style-name="T1">mkdwebadmin</text:span><text:tab/><text:span text:style-name="T6">Adminisztráció végzéses X felületen. Teljesen hasonló a WEB-es </text:span><text:soft-page-break/><text:span text:style-name="T6">adminisztrációhoz a </text:span><text:a xlink:type="simple" xlink:href="https://localhost:10000/"><text:span text:style-name="T6">https://localhost:10000</text:span></text:a><text:span text:style-name="T6"> címen.</text:span></text:p>
      <text:p text:style-name="P1"><text:span text:style-name="T1">mkrescue</text:span><text:tab/>B<text:span text:style-name="T6">oot disk vagy CD készítése</text:span></text:p>
      <text:p text:style-name="P1"><text:span text:style-name="T1">msec</text:span><text:span text:style-name="T6"><text:tab/>Mandriva Linux security eszköz. A biztonsági szintet vezérli.</text:span></text:p>
      <text:p text:style-name="P53">6 biztonsági szint van: 0-5. Legkevésbé biztonságos, mindenféle védelem nélküli állapot a 0 szint, a legparaniasabb szint pedig az 5. A különbözö szinteknek megfelelően hajt végre rendszeresen bizonyos feladatokat, pld korlátozza a history fájl hosszát, ellenörzi különböző fájlok hozzáférési engedélyét...</text:p>
      <text:p text:style-name="P48">A security rendszer konfigurációs fájlja a<text:span text:style-name="T10"> /var/lib/msec/security.config fájl, azonban az itt definiált feladatok felülbírálhatók a /etc/security/msec/level.local fájlban. A parancs kiadásával a konfigurációs fájlok ujra olvasásra kerülnek, és security szint megadása nélkül az aktuális security szintre, egyébként pedig a meghatározott security szintre ugrik a rendszer.</text:span></text:p>
      <text:p text:style-name="P53">lsd: <text:span text:style-name="T1">draksec, /etc/security/msec/level.local, /etc/sysconfig/, </text:span><text:span text:style-name="T1">/etc/sysconfig/msec, /var/lib/msec/security.config</text:span></text:p>
      <text:p text:style-name="P14"><draw:frame draw:style-name="fr1" draw:name="Keret42" text:anchor-type="paragraph" svg:x="120.76pt" svg:y="1.16pt" svg:width="363.66pt" draw:z-index="33"><draw:text-box fo:min-height="35.4pt"><text:p text:style-name="P28"><text:span text:style-name="T1">msec</text:span> [-o &lt;option&gt;=&lt;value&gt;...] [0-5]</text:p><text:p text:style-name="P28"/></draw:text-box></draw:frame></text:p>
      <text:p text:style-name="P14"/>
      <text:p text:style-name="P16"/>
      <text:p text:style-name="P30"/>
      <text:p text:style-name="P45"/>
      <text:p text:style-name="P41"># /etc/security/msec/level.local fájl tartalma</text:p>
      <text:p text:style-name="P41"/>
      <text:p text:style-name="P42">#a history fájl hosszát, függetlenül a szint szerinti korlátozástól 100ra állítja</text:p>
      <text:p text:style-name="P41">set_shell_history_size(100)</text:p>
      <text:p text:style-name="P41"/>
      <text:p text:style-name="P42">#ping engedélyezése függetlenül a korlátozástól</text:p>
      <text:p text:style-name="P41">accept_icmp_echo(yes)</text:p>
      <text:p text:style-name="P41"/>
      <text:p text:style-name="P42">#/home/ könyvtárban elhelyezkedő könyvtárak jogosultságának állítása</text:p>
      <text:p text:style-name="P42">#Értelmezése: 777-ből kivonva adódik a kívánt jogosultság. pld:</text:p>
      <text:p text:style-name="P42">#000 esetén a jogosultság 777</text:p>
      <text:p text:style-name="P42">#022 esetén a jogosultság 755</text:p>
      <text:p text:style-name="P41">set_usr_umask(077)</text:p>
      <text:p text:style-name="P42"/>
      <text:p text:style-name="P42">#Távoli rendszergazdai bejelentkezés engedélyezése</text:p>
      <text:p text:style-name="P41">allow_remote_root_login(yes)</text:p>
      <text:p text:style-name="P41"/>
      <text:p text:style-name="P46">#Újraindítás engedélyezése a konzolfelhasználók számára</text:p>
      <text:p text:style-name="P45">allow_reboot(yes)</text:p>
      <text:p text:style-name="P46"/>
      <text:p text:style-name="P46">#Közvetlen rendszergazdai bejelentkezés engedélyezése</text:p>
      <text:p text:style-name="P37"><text:span text:style-name="T12">allow_root_login(yes)</text:span><text:span text:style-name="T21">.. </text:span></text:p>
      <text:p text:style-name="P1"><text:span text:style-name="T1">mv</text:span><text:tab/><text:span text:style-name="T4">Könyvtár</text:span><text:span text:style-name="T6"> vagy fájl mozgatása vagy átnevezése</text:span></text:p>
      <text:p text:style-name="P19"><draw:frame draw:style-name="fr1" draw:name="Keret33" text:anchor-type="paragraph" svg:x="119.31pt" svg:y="1.16pt" svg:width="365.1pt" draw:z-index="36"><draw:text-box fo:min-height="32.74pt"><text:p text:style-name="P84"><text:span text:style-name="T1">mv</text:span> [opció] [sour] [dest]</text:p><text:p text:style-name="P28"/></draw:text-box></draw:frame><text:soft-page-break/></text:p>
      <text:p text:style-name="P24"/>
      <text:p text:style-name="P32">opció:<text:tab/>-i<text:tab/>megerősítés kérése</text:p>
      <text:p text:style-name="P80">-f<text:tab/>kérdés nélkül felül ír</text:p>
      <text:p text:style-name="P80">-v<text:tab/>részletez</text:p>
      <text:p text:style-name="P1"><text:span text:style-name="T13">nohup</text:span><text:span text:style-name="T9"><text:tab/>Az ezzel a pranccsal indított process nem szűnik meg, ha az elindítója lezárja a terminált. <text:s/>A kimenet a non-tty-ra kerül.</text:span></text:p>
      <text:p text:style-name="P19"><draw:frame draw:style-name="fr1" draw:name="Keret12" text:anchor-type="paragraph" svg:x="119.31pt" svg:y="1.16pt" svg:width="365.1pt" draw:z-index="37"><draw:text-box fo:min-height="32.74pt"><text:p text:style-name="P84"><text:span text:style-name="T1">nohup </text:span>[program] &amp;</text:p><text:p text:style-name="P28"/></draw:text-box></draw:frame></text:p>
      <text:p text:style-name="P20"><text:s/></text:p>
      <text:p text:style-name="P1"><text:span text:style-name="T13">ntop</text:span><text:span text:style-name="T9"><text:tab/>Hálózati forgalom figyelése. Indítása root-ként, de futás közben átadja a vezérlést nobody-nek: „sudo -u root ntop -u ntop” </text:span></text:p>
      <text:p text:style-name="P122">Indítás után a <text:a xlink:type="simple" xlink:href="http://localhost:3000/">http://localhost:3000</text:a> címen találjuk az aktuális hálózatir forgalom statisztikáit.</text:p>
      <text:p text:style-name="P121">Első indítás: „ntop -A” <text:s/>kapcsolóval, ami egy új jelszót kér.</text:p>
      <text:p text:style-name="P121">Masodik indítás: „ntop -P /var/lib/ntop” </text:p>
      <text:p text:style-name="P121">szükséges egy ntop nevü felhasználó.</text:p>
      <text:p text:style-name="P123">/var/lib/ntop fájlban létrejött fájlok tulajdonosát ntop-ra kell állítani</text:p>
      <text:p text:style-name="P1"><text:span text:style-name="T13">ocrad</text:span><text:span text:style-name="T14"><text:tab/></text:span><text:span text:style-name="T4">Szövegfelismerő</text:span></text:p>
      <text:p text:style-name="P124"><text:s/><text:span text:style-name="T22">lsd: xsane, sane-find-scanner, ocrad, gocr</text:span></text:p>
      <text:p text:style-name="P1"><text:span text:style-name="T13">ps</text:span><text:span text:style-name="T9"><text:tab/></text:span><text:span text:style-name="T6">Process</text:span><text:span text:style-name="T9">-ek listáját küldi a kimenetre. Paraméter nélkül csak a felhasználó által indított process-eket küldi a kimenetre.</text:span></text:p>
      <text:p text:style-name="P7"><draw:frame draw:style-name="fr1" draw:name="Keret52" text:anchor-type="paragraph" svg:x="119.31pt" svg:y="1.16pt" svg:width="365.1pt" draw:z-index="44"><draw:text-box fo:min-height="32.74pt"><text:p text:style-name="P84"><text:span text:style-name="T1">ps </text:span>[opció]</text:p><text:p text:style-name="P28"/></draw:text-box></draw:frame></text:p>
      <text:p text:style-name="P96"/>
      <text:p text:style-name="P32">opció:<text:tab/>-a<text:tab/>mások által elindított process-eket is</text:p>
      <text:p text:style-name="P80">-x<text:tab/>azokat a process-eket is, melyek nem terminálhoz kötöttek, vagy más terminálról indították.</text:p>
      <text:p text:style-name="P11"><text:span text:style-name="T13">pstree</text:span><text:span text:style-name="T9"><text:tab/>A process-eket fa struktúrában jeleníti meg. Jól látható mely process-nek ki a szülője.</text:span></text:p>
      <text:p text:style-name="P19"><draw:frame draw:style-name="fr1" draw:name="Keret8" text:anchor-type="paragraph" svg:x="119.31pt" svg:y="1.16pt" svg:width="365.1pt" draw:z-index="5"><draw:text-box fo:min-height="32.74pt"><text:p text:style-name="P85">pstree<text:span text:style-name="T10"> [opció] </text:span></text:p><text:p text:style-name="P28"/></draw:text-box></draw:frame></text:p>
      <text:p text:style-name="P20"/>
      <text:p text:style-name="P32">opció:<text:tab/>-u<text:tab/>a process indítójának neve</text:p>
      <text:p text:style-name="P81">-p<text:tab/>PID kijelzése </text:p>
      <text:p text:style-name="P1"><text:span text:style-name="T1">pwd</text:span><text:span text:style-name="T10"><text:tab/></text:span><text:span text:style-name="T5">Aktuális</text:span><text:span text:style-name="T4"> könyvtár kiírása</text:span></text:p>
      <text:p text:style-name="P1"><text:span text:style-name="T1">rfbdrake</text:span><text:tab/>Távoli hozzáférés beállítása<text:span text:style-name="T6"> X felületen</text:span></text:p>
      <text:p text:style-name="P1"><text:span text:style-name="T1">rm</text:span><text:tab/><text:span text:style-name="T5">Könyvtár</text:span><text:span text:style-name="T6"> vagy fájl törlése</text:span></text:p>
      <text:p text:style-name="P19"><draw:frame draw:style-name="fr1" draw:name="Keret27" text:anchor-type="paragraph" svg:x="119.31pt" svg:y="1.16pt" svg:width="365.1pt" draw:z-index="22"><draw:text-box fo:min-height="32.74pt"><text:p text:style-name="P85">rm<text:span text:style-name="T10"> [opció] file</text:span></text:p><text:p text:style-name="P28"/></draw:text-box></draw:frame></text:p>
      <text:p text:style-name="P20"/>
      <text:p text:style-name="P116">opció:<text:tab/>-i<text:tab/>megerősítés kérése</text:p>
      <text:p text:style-name="P81">-R<text:tab/><text:span text:style-name="T10">rekurzív </text:span>módon</text:p>
      <text:p text:style-name="P81">-f<text:tab/>nem vesz tudomást a nem létező fájlokról</text:p>
      <text:p text:style-name="P1"><text:span text:style-name="T13">scanimage</text:span><text:span text:style-name="T8"><text:tab/></text:span><text:span text:style-name="T5">Egy kép beolvasása a lapolvasóból</text:span></text:p>
      <text:p text:style-name="P112"><text:s/></text:p>
      <text:p text:style-name="P19"><draw:frame draw:style-name="fr1" draw:name="Keret40" text:anchor-type="paragraph" svg:x="119.31pt" svg:y="1.16pt" svg:width="365.1pt" draw:z-index="50"><draw:text-box fo:min-height="32.74pt"><text:p text:style-name="P85">scanimage<text:span text:style-name="T10"> [-d </text:span><text:span text:style-name="T23">dev</text:span><text:span text:style-name="T10">] [--format </text:span><text:span text:style-name="T23">format</text:span><text:span text:style-name="T10">] [-L] [-i </text:span><text:span text:style-name="T23">profile</text:span><text:span text:style-name="T10">] [-f </text:span><text:span text:style-name="T23">format</text:span><text:span text:style-name="T10">] [-T </text:span><text:span text:style-name="T23">test</text:span><text:span text:style-name="T10">] [-mode </text:span><text:span text:style-name="T23">mode</text:span><text:span text:style-name="T10">] </text:span></text:p><text:p text:style-name="P28"/></draw:text-box></draw:frame></text:p>
      <text:p text:style-name="P20"/>
      <text:p text:style-name="P116">opció:<text:tab/>-i<text:tab/>megerősítés kérése</text:p>
      <text:p text:style-name="P113"><text:soft-page-break/>--format<text:tab/>Az image formátuma:</text:p>
      <text:p text:style-name="P125">pnm</text:p>
      <text:p text:style-name="P125">tiff</text:p>
      <text:p text:style-name="P113">--mode<text:tab/><text:tab/>Az image szine:</text:p>
      <text:p text:style-name="P125">Lineart</text:p>
      <text:p text:style-name="P125">Gray</text:p>
      <text:p text:style-name="P125">Color</text:p>
      <text:p text:style-name="P125"/>
      <text:p text:style-name="P125"/>
      <text:p text:style-name="P114"/>
      <text:p text:style-name="P55"/>
      <text:p text:style-name="P55">$ scanimage &gt;image.pnm</text:p>
      <text:p text:style-name="P55"/>
      <text:p text:style-name="P58"># A default beállitással beszkennel egy képet az image.pnm fájlba.</text:p>
      <text:p text:style-name="P114"/>
      <text:p text:style-name="P109">lsd: xsane, sane-find-scanner, ocrad, gocr</text:p>
      <text:p text:style-name="P1"><text:span text:style-name="T13">shred</text:span><text:span text:style-name="T9"><text:tab/>Többször egymásután felül irja a fájlt, hogy nehéz és költséges legyen a tartalmát visszanyerni.</text:span></text:p>
      <text:p text:style-name="P19"><draw:frame draw:style-name="fr1" draw:name="Keret15" text:anchor-type="paragraph" svg:x="119.31pt" svg:y="1.16pt" svg:width="365.1pt" draw:z-index="14"><draw:text-box fo:min-height="32.74pt"><text:p text:style-name="P84"><text:span text:style-name="T1">shred</text:span> [kapcsolók][fájl] [...]</text:p><text:p text:style-name="P28"/></draw:text-box></draw:frame></text:p>
      <text:p text:style-name="P18"/>
      <text:p text:style-name="P32">kapcsolók:<text:tab/>-f<text:tab/>jogosultság megváltoztatása, ha az írás akadályoztatott</text:p>
      <text:p text:style-name="P126">-u<text:tab/>eltávolítja a fájlt átírás után</text:p>
      <text:p text:style-name="P126">-z<text:tab/>végül 0-kkal írja felül a fájlt, hogy álcázza a megsemmisitést</text:p>
      <text:p text:style-name="P1"><text:span text:style-name="T13">su</text:span><text:span text:style-name="T15"><text:tab/></text:span><text:span text:style-name="T5">Áttérés</text:span><text:span text:style-name="T6"> egy másik felhasználóra. Paraméter nélkül meghívva a root-ra próbál meg váltani.</text:span></text:p>
      <text:p text:style-name="P19"><draw:frame draw:style-name="fr1" draw:name="Keret28" text:anchor-type="paragraph" svg:x="119.31pt" svg:y="1.16pt" svg:width="365.1pt" draw:z-index="24"><draw:text-box fo:min-height="32.74pt"><text:p text:style-name="P85">su<text:span text:style-name="T10"> [usrer]</text:span></text:p><text:p text:style-name="P28"/></draw:text-box></draw:frame></text:p>
      <text:p text:style-name="P25"/>
      <text:p text:style-name="P11"><text:span text:style-name="T13">sudo</text:span><text:span text:style-name="T5"><text:tab/>Egy másik felhasználó nevében hajt végre egy programot</text:span><text:span text:style-name="T6">.</text:span></text:p>
      <text:p text:style-name="P19"><draw:frame draw:style-name="fr1" draw:name="Keret49" text:anchor-type="paragraph" svg:x="119.31pt" svg:y="1.16pt" svg:width="365.1pt" draw:z-index="42"><draw:text-box fo:min-height="32.74pt"><text:p text:style-name="P85">sudo<text:span text:style-name="T10"> [-u usrer] command</text:span></text:p><text:p text:style-name="P28"/></draw:text-box></draw:frame></text:p>
      <text:p text:style-name="P25"/>
      <text:p text:style-name="P1"><text:span text:style-name="T13">supermount</text:span><text:span text:style-name="T8"><text:tab/></text:span><text:span text:style-name="T9">Engedélyezi vagy tiltja a supermount viselkedést</text:span></text:p>
      <text:p text:style-name="P27"><draw:frame draw:style-name="fr1" draw:name="Keret10" text:anchor-type="paragraph" svg:x="119.31pt" svg:y="1.16pt" svg:width="365.1pt" draw:z-index="6"><draw:text-box fo:min-height="32.74pt"><text:p text:style-name="P127"><text:span text:style-name="T1">supermount </text:span>[opció] [disable | enable]</text:p><text:p text:style-name="P28"/></draw:text-box></draw:frame></text:p>
      <text:p text:style-name="P21"/>
      <text:p text:style-name="P133">opció:<text:tab/>-i<text:tab/>A módosítás az /etc/fstab fájlba kerül</text:p>
      <text:p text:style-name="P1"><text:span text:style-name="T13">sync</text:span><text:span text:style-name="T8"><text:tab/></text:span><text:span text:style-name="T5">Minden</text:span><text:span text:style-name="T4">, még a buffer cache-ben lévő nem kiírt blokkot diszkre ír</text:span></text:p>
      <text:p text:style-name="P1"><text:span text:style-name="T13">tail</text:span><text:span text:style-name="T6"><text:tab/>A kimenetre küldi a fájl (vagy a bemenetre kerülő állomány) végét</text:span></text:p>
      <text:p text:style-name="P110">lsd: <text:span text:style-name="T1">head,</text:span> <text:span text:style-name="T1">more, less</text:span></text:p>
      <text:p text:style-name="P17"><draw:frame draw:style-name="fr1" draw:name="Keret23" text:anchor-type="paragraph" svg:x="119.31pt" svg:y="1.16pt" svg:width="365.1pt" draw:z-index="18"><draw:text-box fo:min-height="32.74pt"><text:p text:style-name="P86"><text:span text:style-name="T1">tail </text:span>[opció] [file] </text:p><text:p text:style-name="P28"/></draw:text-box></draw:frame></text:p>
      <text:p text:style-name="P23"/>
      <text:p text:style-name="P115">opció:<text:tab/>-c {n}<text:tab/>Az utolsó n bájtot</text:p>
      <text:p text:style-name="P119">-{n}<text:tab/>Az utolsó n sort</text:p>
      <text:p text:style-name="P1"><text:span text:style-name="T13">tar</text:span><text:span text:style-name="T5"><text:tab/>Fájlok tömörítését és kicsomagolását végzi.</text:span></text:p>
      <text:p text:style-name="P20"><draw:frame draw:style-name="fr1" draw:name="Keret26" text:anchor-type="paragraph" svg:x="119.31pt" svg:y="1.16pt" svg:width="365.1pt" draw:z-index="21"><draw:text-box fo:min-height="32.74pt"><text:p text:style-name="P127"><text:span text:style-name="T1">tar </text:span>[option] [files]</text:p><text:p text:style-name="P28"/></draw:text-box></draw:frame><text:soft-page-break/></text:p>
      <text:p text:style-name="P20"/>
      <text:p text:style-name="P34"/>
      <text:p text:style-name="P34">option:<text:tab/>c<text:tab/>új, archív állomány készítése</text:p>
      <text:p text:style-name="P128">x<text:tab/>állományok kicsomagolása egy archiv állományból</text:p>
      <text:p text:style-name="P128">l<text:tab/>lista egy létező archív állományból</text:p>
      <text:p text:style-name="P128">f&lt;file&gt;<text:tab/>fájl nevü archívumból csomagol ki vagy archivumba csomagol be</text:p>
      <text:p text:style-name="P128">z<text:tab/>a kompresszió gzip</text:p>
      <text:p text:style-name="P128">j<text:tab/>a kompresszió bzip2</text:p>
      <text:p text:style-name="P128">r<text:tab/>append</text:p>
      <text:p text:style-name="P128">A<text:tab/>append</text:p>
      <text:p text:style-name="P128">p<text:tab/>kicsomagolásnál megörzi a fájl attributumait</text:p>
      <text:p text:style-name="P55"/>
      <text:p text:style-name="P55">$ tar cjf ~/images.tar.bz2 images/</text:p>
      <text:p text:style-name="P55"/>
      <text:p text:style-name="P55"/>
      <text:p text:style-name="P58"># Létrehozza a HOME könyvtárban az images.tar.bz2 archív fájlt, melybe beleheleyezi az images fájlt melyet előtte bzip2 módszerrel tömörített.</text:p>
      <text:p text:style-name="P70"/>
      <text:p text:style-name="P73"/>
      <text:p text:style-name="P73">$ tar tjvf images.tar.bz2</text:p>
      <text:p text:style-name="P73"/>
      <text:p text:style-name="P73"/>
      <text:p text:style-name="P58"># Egy hosszú listát ad az images.tar.bz2 archív fájl tartalmáról</text:p>
      <text:p text:style-name="P10"><text:span text:style-name="T1">tcprobe</text:span><text:span text:style-name="T4"><text:tab/>Információ nyerése egy médiafájlból</text:span></text:p>
      <text:p text:style-name="P53">lsd: <text:span text:style-name="T1">midentify</text:span></text:p>
      <text:p text:style-name="P14"><draw:frame draw:style-name="fr1" draw:name="Keret43" text:anchor-type="paragraph" svg:x="120.76pt" svg:y="1.16pt" svg:width="363.66pt" draw:z-index="34"><draw:text-box fo:min-height="35.4pt"><text:p text:style-name="P28"><text:span text:style-name="T1">tcprobe</text:span> -i media.file</text:p><text:p text:style-name="P28"/></draw:text-box></draw:frame></text:p>
      <text:p text:style-name="P14"/>
      <text:p text:style-name="P16"/>
      <text:p text:style-name="P1"><text:span text:style-name="T13">tee</text:span><text:span text:style-name="T6"><text:tab/>Csővezeték elágaztatása egyrészt egy állományba, másrészt a standard kimenetre.</text:span></text:p>
      <text:p text:style-name="P17"><draw:frame draw:style-name="fr1" draw:name="Keret9" text:anchor-type="paragraph" svg:x="119.31pt" svg:y="1.16pt" svg:width="365.1pt" draw:z-index="15"><draw:text-box fo:min-height="32.74pt"><text:p text:style-name="P86"><text:span text:style-name="T1">tee<text:tab/></text:span>[option] [fájl]</text:p><text:p text:style-name="P28"/></draw:text-box></draw:frame></text:p>
      <text:p text:style-name="P18"/>
      <text:p text:style-name="P32">option:<text:tab/>-a<text:tab/>hozzáfűz a megadott fájlhoz</text:p>
      <text:p text:style-name="P32"/>
      <text:p text:style-name="P73"/>
      <text:p text:style-name="P55">$ date | tee fájl.name | wc -l</text:p>
      <text:p text:style-name="P55"/>
      <text:p text:style-name="P55"/>
      <text:p text:style-name="P58">#a dátum bekerül a fájl.name fájlba, és a wc bemenetére ami megszámolja a sorok számát, és a kimenetre írja.</text:p>
      <text:p text:style-name="P1"><text:span text:style-name="T13">telinit</text:span><text:span text:style-name="T5"><text:tab/>A megadott futási szintre váltás</text:span></text:p>
      <text:p text:style-name="P21"><draw:frame draw:style-name="fr1" draw:name="Keret11" text:anchor-type="paragraph" svg:x="119.31pt" svg:y="1.16pt" svg:width="365.1pt" draw:z-index="7"><draw:text-box fo:min-height="32.74pt"><text:p text:style-name="P127"><text:span text:style-name="T1">telinit </text:span>[runlevel]</text:p><text:p text:style-name="P28"/></draw:text-box></draw:frame></text:p>
      <text:p text:style-name="P20"><text:s/></text:p>
      <text:p text:style-name="P32">runlevel:<text:tab/>3<text:tab/>standard</text:p>
      <text:p text:style-name="P81">5<text:tab/>X Window</text:p>
      <text:p text:style-name="P1"><text:span text:style-name="T1">text2wave</text:span><text:span text:style-name="T4"><text:tab/>Beszédgenerátor. Egy megadott szöveget olvas fel és készít wav formátumu kimenetet.</text:span></text:p>
      <text:p text:style-name="P53">lsd: <text:span text:style-name="T1">festival, espeak, kttsmgr</text:span></text:p>
      <text:p text:style-name="P14"><draw:frame draw:style-name="fr1" draw:name="Keret46" text:anchor-type="paragraph" svg:x="120.76pt" svg:y="1.16pt" svg:width="363.66pt" draw:z-index="39"><draw:text-box fo:min-height="35.4pt"><text:p text:style-name="P28"><text:span text:style-name="T1">text2wave</text:span> [option] textfile</text:p><text:p text:style-name="P28"/></draw:text-box></draw:frame></text:p>
      <text:p text:style-name="P14"/>
      <text:p text:style-name="P16"/>
      <text:p text:style-name="P91"><text:soft-page-break/>option:<text:tab/>-o &lt;outfile&gt;<text:tab/>Kimeneti wav fájl neve. Alapértelmezett a stdout. Outfile helyett használhatod a – szimbolumot is hogy a stdout-ra küldje a kimenetet.</text:p>
      <text:p text:style-name="P95">-otype &lt;string&gt;<text:tab/>Kimeneti wav formátum típusa. Lehet ulaw, snd, aiff, riff, nist,...Default érték riff.</text:p>
      <text:p text:style-name="P95">-F &lt;integer&gt;<text:tab/>Kimeneti frekvencia</text:p>
      <text:p text:style-name="P95">-scale &lt;float&gt;<text:tab/>Hangerőség értéke.</text:p>
      <text:p text:style-name="P55"/>
      <text:p text:style-name="P55">$ echo „Ez a szöveg” | text2wave -o - -|lame - -|mpg123</text:p>
      <text:p text:style-name="P55"/>
      <text:p text:style-name="P55"/>
      <text:p text:style-name="P58">#A standard kimenetre küldi az „Ez a szöveg” <text:s/>karaktersorozatot. </text:p>
      <text:p text:style-name="P58">#A standard bemenetről a text2wave beolvassa a felolvasandó szöveget</text:p>
      <text:p text:style-name="P58">#A wav fájl az mpg123 bemenetére kerül ami mp3 fájlt készít belőle</text:p>
      <text:p text:style-name="P58">#és a hangkimenetre küldi</text:p>
      <text:p text:style-name="P58"/>
      <text:p text:style-name="P94"/>
      <text:p text:style-name="P55"/>
      <text:p text:style-name="P55">$ text2wave -o – szoveg.txt|lame - -|mpg123</text:p>
      <text:p text:style-name="P55"/>
      <text:p text:style-name="P55"/>
      <text:p text:style-name="P58">#A szoveg.txt fájlból a text2wave beolvassa a felolvasandó szöveget</text:p>
      <text:p text:style-name="P58">#A wav fájl az mpg123 bemenetére kerül ami mp3 fájlt készít belőle</text:p>
      <text:p text:style-name="P58">#és a hangkimenetre küldi</text:p>
      <text:p text:style-name="P62"/>
      <text:p text:style-name="P1"><text:span text:style-name="T13">top</text:span><text:span text:style-name="T9"><text:tab/>A ps és </text:span><text:span text:style-name="T5">kill</text:span><text:span text:style-name="T9"> funkciók egyesítése</text:span></text:p>
      <text:p text:style-name="P1"><text:span text:style-name="T1">touch</text:span><text:tab/><text:span text:style-name="T6">Üres fájl készítése</text:span></text:p>
      <text:p text:style-name="P10"><text:span text:style-name="T13">umount</text:span><text:span text:style-name="T9"><text:tab/>Leválasztja a megadott eszközt</text:span></text:p>
      <text:p text:style-name="P19"><draw:frame draw:style-name="fr1" draw:name="Keret51" text:anchor-type="paragraph" svg:x="119.31pt" svg:y="1.16pt" svg:width="365.1pt" draw:z-index="51"><draw:text-box fo:min-height="32.74pt"><text:p text:style-name="P84"><text:span text:style-name="T1">umount</text:span> [options] eszköz</text:p><text:p text:style-name="P28"><text:tab/></text:p></draw:text-box></draw:frame></text:p>
      <text:p text:style-name="P25"/>
      <text:p text:style-name="P32">options:<text:tab/>-l<text:tab/>Kényszeríti a leválasztást, akkor is ha az eszköz foglalt.</text:p>
      <text:p text:style-name="P10"><text:span text:style-name="T13">uniq</text:span><text:span text:style-name="T9"><text:tab/>Megkeresi és ha más opciót nem kértünk, törli az outputról az állományban lévő ismétlődő sorokat</text:span></text:p>
      <text:p text:style-name="P19"><draw:frame draw:style-name="fr1" draw:name="Keret20" text:anchor-type="paragraph" svg:x="119.31pt" svg:y="1.16pt" svg:width="365.1pt" draw:z-index="27"><draw:text-box fo:min-height="32.74pt"><text:p text:style-name="P84"><text:span text:style-name="T1">uniq</text:span> [options] [-n] [+n] [fájl1 [fájl2 ]]</text:p><text:p text:style-name="P28"/></draw:text-box></draw:frame></text:p>
      <text:p text:style-name="P25"/>
      <text:p text:style-name="P32">options:<text:tab/>-u<text:tab/>Csak az egyedi sorok jelennek meg a kimeneten</text:p>
      <text:p text:style-name="P81">-d<text:tab/>Csak a töbszörösen előforduló sorok egy-egy példánya jelenik meg a kimeneten.</text:p>
      <text:p text:style-name="P81">-c<text:tab/>Minden sort egyszer ír ki, de kiírja előttük azt is, hogy hányszor szerepelt a szövegben.</text:p>
      <text:p text:style-name="P32">-n:<text:tab/><text:tab/>Az első n mezőt ignorálja az összehasonlításnál. Egy mező nem más mint szóközzel vagy tabulátorjellel határolt nem szóköz és nem tabulátor karakterek sorozata.</text:p>
      <text:p text:style-name="P32">+n<text:tab/><text:tab/>Az első n karaktert ignorálja az adott mezőben</text:p>
      <text:p text:style-name="P1"><text:span text:style-name="T13">which</text:span><text:span text:style-name="T9"><text:tab/>Megmutatja egy program teljes elérési útvonalát (ha megtalálja a felhsználó PATH valtozójában)</text:span></text:p>
      <text:p text:style-name="P19"><draw:frame draw:style-name="fr1" draw:name="Keret14" text:anchor-type="paragraph" svg:x="119.31pt" svg:y="1.16pt" svg:width="365.1pt" draw:z-index="10"><draw:text-box fo:min-height="32.74pt"><text:p text:style-name="P84"><text:span text:style-name="T1">which</text:span> [file] </text:p><text:p text:style-name="P28"/></draw:text-box></draw:frame></text:p>
      <text:p text:style-name="P18"/>
      <text:p text:style-name="P12"><text:soft-page-break/><text:span text:style-name="T13">wc</text:span><text:span text:style-name="T5"><text:tab/>A kimenetre írja a fájlban lévő sorok, szavak, illetve betük számát</text:span></text:p>
      <text:p text:style-name="P13"><draw:frame draw:style-name="fr1" draw:name="Keret25" text:anchor-type="paragraph" svg:x="119.31pt" svg:y="1.16pt" svg:width="365.1pt" draw:z-index="20"><draw:text-box fo:min-height="32.74pt"><text:p text:style-name="P127"><text:span text:style-name="T1">wc </text:span>[option] [file]</text:p><text:p text:style-name="P29"/></draw:text-box></draw:frame></text:p>
      <text:p text:style-name="P4"><text:s/></text:p>
      <text:p text:style-name="P32">option:<text:tab/>-c<text:tab/>bájtok száma</text:p>
      <text:p text:style-name="P81">-m<text:tab/>karakterek száma</text:p>
      <text:p text:style-name="P81">-l<text:tab/>sorok száma</text:p>
      <text:p text:style-name="P81">-w<text:tab/>szavak száma</text:p>
      <text:p text:style-name="P12"><text:span text:style-name="T13">write</text:span><text:span text:style-name="T5"><text:tab/>Üzenet küldése egy másik felhasználó számára. A parancs kiadása utan gépelhető az üzenet, majd egy fájlvége karakter küldésével fejezhető be a parancs.</text:span></text:p>
      <text:p text:style-name="P105"><text:span text:style-name="T10">lsd: </text:span><text:span text:style-name="T1">mesg</text:span></text:p>
      <text:p text:style-name="P13"><draw:frame draw:style-name="fr1" draw:name="Keret34" text:anchor-type="paragraph" svg:x="119.31pt" svg:y="1.16pt" svg:width="365.1pt" draw:z-index="26"><draw:text-box fo:min-height="32.74pt"><text:p text:style-name="P127"><text:span text:style-name="T1">write </text:span>user [ttyname]</text:p><text:p text:style-name="P29"/></draw:text-box></draw:frame></text:p>
      <text:p text:style-name="P4"><text:s/></text:p>
      <text:p text:style-name="P32">user:<text:tab/><text:tab/>Felhasználó neve, akinek az üzenetet kívánjuk küldeni.</text:p>
      <text:p text:style-name="P32">ttyname:<text:tab/><text:tab/>Ha a felhasználó több mint 1 terminálon van bejelentkezve, akkor megadható hogy melyik terminálra akarod küldeni az üzenetet.</text:p>
      <text:p text:style-name="P1"><text:span text:style-name="T1">xdpyinfo</text:span><text:span text:style-name="T4"><text:tab/>Display információs eszköz az X-hez</text:span></text:p>
      <text:p text:style-name="P106">lsd: lp, lpr, kprinter</text:p>
      <text:p text:style-name="P1"><text:span text:style-name="T1">xrandr</text:span><text:span text:style-name="T4"><text:tab/>Parancssori interfész segítségével a kimeneti képernyő(k) orientációját, méretét állíthatjuk.</text:span></text:p>
      <text:p text:style-name="P108"/>
      <text:p text:style-name="P55"/>
      <text:p text:style-name="P136">#A VGA1 kimenet méretét állítja</text:p>
      <text:p text:style-name="P55">$ xrandr –output VGA1 –mode 1920x1080</text:p>
      <text:p text:style-name="P55"/>
      <text:p text:style-name="P136">#A LVDS kimenet méretét állítja</text:p>
      <text:p text:style-name="P55">$ xrandr –output VGA1 –mode 1024x768</text:p>
      <text:p text:style-name="P55"/>
      <text:p text:style-name="P108"/>
      <text:p text:style-name="P139"><text:span text:style-name="T4">Hogy melyik kimenetet használjuk: cat /var/log/Xorg.0.log</text:span></text:p>
      <text:p text:style-name="P108"/>
      <text:p text:style-name="P108"/>
      <text:p text:style-name="P108"/>
      <text:p text:style-name="P1"><text:span text:style-name="T1">xpp</text:span><text:span text:style-name="T4"><text:tab/>Nyomtatás GUI-n keresztül, ha installálva van a CUPS.</text:span></text:p>
      <text:p text:style-name="P106"/>
      <text:p text:style-name="P8"/>
      <text:p text:style-name="P22"/>
      <text:p text:style-name="P129"><text:s/></text:p>
      <text:p text:style-name="P130"><text:s/></text:p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="56.69p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9-17T16:01:11</meta:creation-date>
    <dc:date>2013-04-16T21:41:03</dc:date>
    <meta:print-date>2008-02-02T16:59:13</meta:print-date>
    <dc:language>hu-HU</dc:language>
    <meta:editing-cycles>166</meta:editing-cycles>
    <meta:editing-duration>P2DT19H17M37S</meta:editing-duration>
    <meta:document-statistic meta:table-count="0" meta:image-count="0" meta:object-count="0" meta:page-count="22" meta:paragraph-count="637" meta:word-count="4601" meta:character-count="32482" meta:non-whitespace-character-count="28373"/>
    <meta:user-defined meta:name="Info 1"/>
    <meta:user-defined meta:name="Info 2"/>
    <meta:user-defined meta:name="Info 3"/>
    <meta:user-defined meta:name="Info 4"/>
  </office:meta>
</office:document-meta>
</file>